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Droid Sans Mono" fo:font-size="10.5pt" fo:font-weight="normal" fo:background-color="transparent"/>
    </style:style>
    <style:style style:name="P2" style:family="paragraph" style:parent-style-name="Standard">
      <style:paragraph-properties style:line-height-at-least="0.198in"/>
      <style:text-properties fo:color="#000000" style:font-name="Droid Sans Mono" fo:font-size="10.5pt" fo:font-weight="normal" fo:background-color="transparent"/>
    </style:style>
    <style:style style:name="P3" style:family="paragraph" style:parent-style-name="Standard">
      <style:paragraph-properties style:line-height-at-least="0.198in"/>
      <style:text-properties fo:color="#000000" style:font-name="Droid Sans Mono" fo:font-size="10.5pt" fo:font-weight="normal" officeooo:paragraph-rsid="0013fb13" fo:background-color="transparent"/>
    </style:style>
    <style:style style:name="P4" style:family="paragraph" style:parent-style-name="Standard">
      <style:text-properties fo:color="#000000" style:font-name="Droid Sans Mono" fo:font-size="10.5pt" fo:font-weight="normal" officeooo:paragraph-rsid="0011bace" fo:background-color="transparent"/>
    </style:style>
    <style:style style:name="P5" style:family="paragraph" style:parent-style-name="Standard">
      <style:paragraph-properties style:line-height-at-least="0.198in"/>
      <style:text-properties fo:color="#000000" style:font-name="Droid Sans Mono" fo:font-size="10.5pt" style:text-underline-style="none" fo:font-weight="normal" fo:background-color="transparent"/>
    </style:style>
    <style:style style:name="P6" style:family="paragraph" style:parent-style-name="Standard">
      <style:text-properties fo:color="#000000" fo:background-color="transparent"/>
    </style:style>
    <style:style style:name="P7" style:family="paragraph" style:parent-style-name="Standard">
      <style:paragraph-properties style:line-height-at-least="0.198in"/>
      <style:text-properties fo:color="#000000" fo:background-color="transparent"/>
    </style:style>
    <style:style style:name="P8" style:family="paragraph" style:parent-style-name="Standard">
      <style:paragraph-properties style:line-height-at-least="0.198in"/>
      <style:text-properties fo:color="#000000" officeooo:paragraph-rsid="0013fb13" fo:background-color="transparent"/>
    </style:style>
    <style:style style:name="P9" style:family="paragraph" style:parent-style-name="Standard">
      <style:paragraph-properties style:line-height-at-least="0.198in"/>
    </style:style>
    <style:style style:name="P10" style:family="paragraph" style:parent-style-name="Standard">
      <style:paragraph-properties style:line-height-at-least="0.198in"/>
      <style:text-properties officeooo:paragraph-rsid="002c93f5"/>
    </style:style>
    <style:style style:name="P11" style:family="paragraph" style:parent-style-name="Standard">
      <style:text-properties officeooo:paragraph-rsid="0011bace"/>
    </style:style>
    <style:style style:name="P12" style:family="paragraph" style:parent-style-name="Standard">
      <style:text-properties officeooo:paragraph-rsid="0013fb13"/>
    </style:style>
    <style:style style:name="P13" style:family="paragraph" style:parent-style-name="Standard">
      <style:text-properties officeooo:paragraph-rsid="0032e2fb"/>
    </style:style>
    <style:style style:name="P14" style:family="paragraph" style:parent-style-name="Table_20_Contents">
      <style:text-properties officeooo:paragraph-rsid="0048c25b"/>
    </style:style>
    <style:style style:name="P15" style:family="paragraph" style:parent-style-name="Text_20_body">
      <style:text-properties fo:color="#000000"/>
    </style:style>
    <style:style style:name="P16" style:family="paragraph" style:parent-style-name="Text_20_body">
      <style:text-properties fo:color="#000000" fo:background-color="transparent"/>
    </style:style>
    <style:style style:name="P17" style:family="paragraph" style:parent-style-name="Text_20_body">
      <style:paragraph-properties style:line-height-at-least="0.198in"/>
      <style:text-properties fo:color="#000000" style:font-name="Droid Sans Mono" fo:font-size="10.5pt" fo:font-weight="normal" fo:background-color="transparent"/>
    </style:style>
    <style:style style:name="P18" style:family="paragraph" style:parent-style-name="Text_20_body" style:list-style-name="L1"/>
    <style:style style:name="P19" style:family="paragraph" style:parent-style-name="Text_20_body">
      <style:text-properties officeooo:paragraph-rsid="0011bace"/>
    </style:style>
    <style:style style:name="P20" style:family="paragraph" style:parent-style-name="Text_20_body" style:list-style-name="L2"/>
    <style:style style:name="P21" style:family="paragraph" style:parent-style-name="Text_20_body">
      <style:text-properties officeooo:paragraph-rsid="0013fb13"/>
    </style:style>
    <style:style style:name="P22" style:family="paragraph" style:parent-style-name="Text_20_body" style:list-style-name="L3"/>
    <style:style style:name="P23" style:family="paragraph" style:parent-style-name="Text_20_body" style:list-style-name="L3">
      <style:text-properties officeooo:rsid="001b4f92" officeooo:paragraph-rsid="001b4f92"/>
    </style:style>
    <style:style style:name="P24" style:family="paragraph" style:parent-style-name="Text_20_body" style:list-style-name="L4"/>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text-properties officeooo:paragraph-rsid="0048c25b"/>
    </style:style>
    <style:style style:name="P31" style:family="paragraph" style:parent-style-name="Text_20_body" style:list-style-name="L50"/>
    <style:style style:name="P32" style:family="paragraph" style:parent-style-name="Text_20_body" style:list-style-name="L51"/>
    <style:style style:name="P33" style:family="paragraph" style:parent-style-name="Text_20_body" style:list-style-name="L1">
      <style:paragraph-properties fo:margin-top="0in" fo:margin-bottom="0in" loext:contextual-spacing="false"/>
    </style:style>
    <style:style style:name="P34" style:family="paragraph" style:parent-style-name="Text_20_body" style:list-style-name="L2">
      <style:paragraph-properties fo:margin-top="0in" fo:margin-bottom="0in" loext:contextual-spacing="false"/>
    </style:style>
    <style:style style:name="P35" style:family="paragraph" style:parent-style-name="Text_20_body" style:list-style-name="L3">
      <style:paragraph-properties fo:margin-top="0in" fo:margin-bottom="0in" loext:contextual-spacing="false"/>
    </style:style>
    <style:style style:name="P36" style:family="paragraph" style:parent-style-name="Text_20_body" style:list-style-name="L4">
      <style:paragraph-properties fo:margin-top="0in" fo:margin-bottom="0in" loext:contextual-spacing="false"/>
    </style:style>
    <style:style style:name="P37" style:family="paragraph" style:parent-style-name="Text_20_body" style:list-style-name="L4">
      <style:paragraph-properties fo:margin-top="0in" fo:margin-bottom="0in" loext:contextual-spacing="false"/>
      <style:text-properties officeooo:paragraph-rsid="0011bace"/>
    </style:style>
    <style:style style:name="P38" style:family="paragraph" style:parent-style-name="Text_20_body" style:list-style-name="L9">
      <style:paragraph-properties fo:margin-top="0in" fo:margin-bottom="0in" loext:contextual-spacing="false"/>
    </style:style>
    <style:style style:name="P39" style:family="paragraph" style:parent-style-name="Text_20_body" style:list-style-name="L10">
      <style:paragraph-properties fo:margin-top="0in" fo:margin-bottom="0in" loext:contextual-spacing="false"/>
    </style:style>
    <style:style style:name="P40" style:family="paragraph" style:parent-style-name="Text_20_body" style:list-style-name="L11">
      <style:paragraph-properties fo:margin-top="0in" fo:margin-bottom="0in" loext:contextual-spacing="false"/>
    </style:style>
    <style:style style:name="P41" style:family="paragraph" style:parent-style-name="Text_20_body" style:list-style-name="L12">
      <style:paragraph-properties fo:margin-top="0in" fo:margin-bottom="0in" loext:contextual-spacing="false"/>
    </style:style>
    <style:style style:name="P42" style:family="paragraph" style:parent-style-name="Text_20_body" style:list-style-name="L13">
      <style:paragraph-properties fo:margin-top="0in" fo:margin-bottom="0in" loext:contextual-spacing="false"/>
    </style:style>
    <style:style style:name="P43" style:family="paragraph" style:parent-style-name="Text_20_body" style:list-style-name="L50">
      <style:paragraph-properties fo:margin-top="0in" fo:margin-bottom="0in" loext:contextual-spacing="false"/>
    </style:style>
    <style:style style:name="P44" style:family="paragraph" style:parent-style-name="Text_20_body" style:list-style-name="L51">
      <style:paragraph-properties fo:margin-top="0in" fo:margin-bottom="0in" loext:contextual-spacing="false"/>
    </style:style>
    <style:style style:name="T1" style:family="text">
      <style:text-properties fo:color="#ff6600"/>
    </style:style>
    <style:style style:name="T2" style:family="text">
      <style:text-properties fo:color="#ff6600" style:text-underline-style="solid" style:text-underline-width="auto" style:text-underline-color="font-color"/>
    </style:style>
    <style:style style:name="T3" style:family="text">
      <style:text-properties fo:color="#ff6600" style:text-underline-style="solid" style:text-underline-width="auto" style:text-underline-color="font-color" officeooo:rsid="0011bace" fo:background-color="transparent" loext:char-shading-value="0"/>
    </style:style>
    <style:style style:name="T4" style:family="text">
      <style:text-properties fo:color="#ff6600" style:text-underline-style="none"/>
    </style:style>
    <style:style style:name="T5" style:family="text">
      <style:text-properties fo:color="#ff6600" style:text-underline-style="none" fo:background-color="transparent" loext:char-shading-value="0"/>
    </style:style>
    <style:style style:name="T6" style:family="text">
      <style:text-properties fo:color="#ff6600" fo:font-weight="normal" style:font-weight-asian="normal" style:font-weight-complex="normal"/>
    </style:style>
    <style:style style:name="T7" style:family="text">
      <style:text-properties fo:color="#000000"/>
    </style:style>
    <style:style style:name="T8" style:family="text">
      <style:text-properties fo:color="#000000" fo:background-color="transparent" loext:char-shading-value="0"/>
    </style:style>
    <style:style style:name="T9" style:family="text">
      <style:text-properties fo:color="#000000" style:font-name="Droid Sans Mono" fo:font-size="10.5pt" style:text-underline-style="solid" style:text-underline-width="auto" style:text-underline-color="font-color" fo:font-weight="normal" fo:background-color="transparent" loext:char-shading-value="0"/>
    </style:style>
    <style:style style:name="T10" style:family="text">
      <style:text-properties fo:color="#000000" style:font-name="Droid Sans Mono" fo:font-size="10.5pt" fo:font-weight="normal" fo:background-color="transparent" loext:char-shading-value="0"/>
    </style:style>
    <style:style style:name="T11" style:family="text">
      <style:text-properties fo:color="#000000" style:font-name="Droid Sans Mono" fo:font-size="10.5pt" style:text-underline-style="none" fo:font-weight="normal" fo:background-color="transparent" loext:char-shading-value="0"/>
    </style:style>
    <style:style style:name="T12" style:family="text">
      <style:text-properties fo:color="#000000" style:font-name="Droid Sans Mono" fo:font-size="10.5pt" style:text-underline-style="none" fo:font-weight="normal" officeooo:rsid="0011bace" fo:background-color="transparent" loext:char-shading-value="0"/>
    </style:style>
    <style:style style:name="T13" style:family="text">
      <style:text-properties fo:color="#000000" style:text-underline-style="solid" style:text-underline-width="auto" style:text-underline-color="font-color"/>
    </style:style>
    <style:style style:name="T14" style:family="text">
      <style:text-properties fo:color="#000000" style:text-underline-style="solid" style:text-underline-width="auto" style:text-underline-color="font-color" fo:background-color="transparent" loext:char-shading-value="0"/>
    </style:style>
    <style:style style:name="T15" style:family="text">
      <style:text-properties fo:color="#000000" style:text-underline-style="solid" style:text-underline-width="auto" style:text-underline-color="font-color" officeooo:rsid="0011bace" fo:background-color="transparent" loext:char-shading-value="0"/>
    </style:style>
    <style:style style:name="T16" style:family="text">
      <style:text-properties fo:color="#000000" style:text-underline-style="none" fo:background-color="transparent" loext:char-shading-value="0"/>
    </style:style>
    <style:style style:name="T17" style:family="text">
      <style:text-properties fo:color="#000000" style:text-underline-style="none" officeooo:rsid="002b03a0" fo:background-color="transparent" loext:char-shading-value="0"/>
    </style:style>
    <style:style style:name="T18" style:family="text">
      <style:text-properties fo:color="#000000" style:text-underline-style="none" fo:font-weight="normal" fo:background-color="transparent" loext:char-shading-value="0" style:font-weight-asian="normal" style:font-weight-complex="normal"/>
    </style:style>
    <style:style style:name="T19" style:family="text">
      <style:text-properties fo:color="#000000" fo:font-weight="normal" style:font-weight-asian="normal" style:font-weight-complex="normal"/>
    </style:style>
    <style:style style:name="T20" style:family="text">
      <style:text-properties fo:background-color="transparent" loext:char-shading-value="0"/>
    </style:style>
    <style:style style:name="T21" style:family="text">
      <style:text-properties officeooo:rsid="00116742"/>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1bace"/>
    </style:style>
    <style:style style:name="T24" style:family="text">
      <style:text-properties fo:font-weight="normal" style:font-weight-asian="normal" style:font-weight-complex="normal"/>
    </style:style>
    <style:style style:name="T25" style:family="text">
      <style:text-properties style:font-name="Droid Sans Mono" fo:font-size="10.5pt" style:text-underline-style="solid" style:text-underline-width="auto" style:text-underline-color="font-color" fo:font-weight="normal"/>
    </style:style>
    <style:style style:name="T26" style:family="text">
      <style:text-properties style:font-name="Droid Sans Mono" fo:font-size="10.5pt" fo:font-weight="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background-color="transparent" loext:char-shading-value="0"/>
    </style:style>
    <style:style style:name="T30" style:family="text">
      <style:text-properties officeooo:rsid="0017608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C_Interview_Questions_With_Code_Examples"/>C++ Interview Questions With Code Examples</text:h>
      <text:p text:style-name="Standard"/>
      <text:p text:style-name="Text_20_body"><text:span text:style-name="Strong_20_Emphasis"><text:span text:style-name="T1">Q #1) What is the basic structure of a C++ program?</text:span></text:span></text:p>
      <text:p text:style-name="Text_20_body"><text:span text:style-name="Strong_20_Emphasis"><text:span text:style-name="T8">Answer: </text:span></text:span><text:span text:style-name="T8">The basic structure of a C++ program is shown below:</text:span></text:p>
      <text:p text:style-name="P2">#include&lt;iostream.h&gt;</text:p>
      <text:p text:style-name="P2">int main()</text:p>
      <text:p text:style-name="P2">{</text:p>
      <text:p text:style-name="P2"><text:tab/>cout&lt;&lt;”Hello,World!”;</text:p>
      <text:p text:style-name="P2"><text:tab/>return 0;</text:p>
      <text:p text:style-name="P2">}</text:p>
      <text:p text:style-name="P16"/>
      <text:p text:style-name="Text_20_body">The first line that begins with “<text:span text:style-name="Strong_20_Emphasis"><text:span text:style-name="Emphasis">#</text:span></text:span>” is a <text:span text:style-name="Strong_20_Emphasis">preprocessor directive</text:span>. In this case, we are using <text:span text:style-name="Strong_20_Emphasis"><text:span text:style-name="Emphasis">include</text:span></text:span> as a directive which tells the compiler to include a header <text:span text:style-name="T21">f</text:span>ile “<text:span text:style-name="Strong_20_Emphasis"><text:span text:style-name="Emphasis">iostream.h</text:span></text:span>” which will be used for basic input/output later in the program.</text:p>
      <text:p text:style-name="Text_20_body">The next line is the “main” function that returns an integer. The main function is the starting point of execution for any C++ program. Irrespective of its position in the source code file, the contents of the main function are always executed first by the C++ compiler.</text:p>
      <text:p text:style-name="Text_20_body">In the next line, we can see open curly braces that indicate the start of a block of code. After this, we see the programming instruction or the line of code that uses the count which is the standard output stream (its definition is present in iostream.h).</text:p>
      <text:p text:style-name="Text_20_body">This output stream takes a string of characters and prints it to a standard output device. In this case, it is, “Hello, World!”. Please note that each C++ instruction ends with a semicolon (;), which is very much necessary and omitting it will result in compilation errors.</text:p>
      <text:p text:style-name="Text_20_body">Before closing the braces}, we see another line “return 0;”. This is the returning point to the main function.</text:p>
      <text:p text:style-name="Text_20_body">Every C++ program will have a basic structure as shown above with a preprocessor directive, main function declaration followed by a block of code and then a returning point to the main function which indicates successful execution of the program.</text:p>
      <text:p text:style-name="Text_20_body"><text:span text:style-name="Strong_20_Emphasis"><text:span text:style-name="T1">Q #2) What are the Comments in C++? </text:span></text:span></text:p>
      <text:p text:style-name="Text_20_body"><text:span text:style-name="Strong_20_Emphasis">Answer:</text:span> Comments in C++ are simply a piece of source code ignored by the compiler. They are only helpful for a programmer to add a description or additional information about their source code.</text:p>
      <text:p text:style-name="Text_20_body"><text:span text:style-name="Strong_20_Emphasis">In C++ there are two ways to add comments:</text:span></text:p>
      <text:list xml:id="list960930016" text:style-name="L1">
        <text:list-item>
          <text:p text:style-name="P33">//single-line comment</text:p>
        </text:list-item>
        <text:list-item>
          <text:p text:style-name="P18">/* block comment */</text:p>
        </text:list-item>
      </text:list>
      <text:p text:style-name="Standard"/>
      <text:p text:style-name="Standard"/>
      <text:p text:style-name="Standard"/>
      <text:p text:style-name="Standard"/>
      <text:p text:style-name="Standard"/>
      <text:p text:style-name="Text_20_body"><text:soft-page-break/><text:span text:style-name="Strong_20_Emphasis"><text:span text:style-name="T1">Q #3) Difference between Declaration and Definition of a variable.</text:span></text:span></text:p>
      <text:p text:style-name="Text_20_body"><text:span text:style-name="Strong_20_Emphasis">Answer:</text:span> The declaration of a variable is merely specifying the data type of a variable and the variable name. As a result of the declaration, we tell the compiler to reserve the space for a variable in the memory according to the data type specified.</text:p>
      <text:p text:style-name="P19"><text:span text:style-name="Strong_20_Emphasis"><text:span text:style-name="T22">Example:</text:span></text:span></text:p>
      <text:p text:style-name="P11"><text:span text:style-name="Strong_20_Emphasis"><text:span text:style-name="T11">int Result;</text:span></text:span></text:p>
      <text:p text:style-name="P2">char c;</text:p>
      <text:p text:style-name="P2">int a,b,c;</text:p>
      <text:p text:style-name="P19"><text:span text:style-name="Strong_20_Emphasis"><text:span text:style-name="T14"/></text:span></text:p>
      <text:p text:style-name="P19">All the above are valid declarations. Also, note that as a result of the declaration, the value of the variable is undetermined.</text:p>
      <text:p text:style-name="Text_20_body">Whereas, a definition is an implementation/instantiation of the declared variable where we tie up appropriate value to the declared variable so that the linker will be able to link references to the appropriate entities.</text:p>
      <text:p text:style-name="Text_20_body"><text:span text:style-name="Strong_20_Emphasis">From above Example</text:span>,</text:p>
      <text:p text:style-name="Text_20_body">Result = 10;</text:p>
      <text:p text:style-name="Text_20_body">C = ‘A’;</text:p>
      <text:p text:style-name="Text_20_body">These are valid definitions.</text:p>
      <text:p text:style-name="Text_20_body"><text:span text:style-name="Strong_20_Emphasis"><text:span text:style-name="T1">Q #4) Comment on Local and Global scope of a variable.</text:span></text:span></text:p>
      <text:p text:style-name="Text_20_body"><text:span text:style-name="Strong_20_Emphasis">Answer:</text:span> The scope of a variable is defined as the extent of the program code within which the variable remains active i.e. it can be declared, defined or worked with.</text:p>
      <text:p text:style-name="Text_20_body"><text:span text:style-name="Strong_20_Emphasis">There are two types of scope in C++:</text:span></text:p>
      <text:list xml:id="list2887631934" text:style-name="L2">
        <text:list-item>
          <text:p text:style-name="P34"><text:span text:style-name="Strong_20_Emphasis">Local Scope: </text:span>A variable is said to have a local scope or is local when it is declared inside a code block. The variable remains active only inside the block and is not accessible outside the code block.</text:p>
        </text:list-item>
        <text:list-item>
          <text:p text:style-name="P20"><text:span text:style-name="Strong_20_Emphasis">Global Scope: </text:span>A variable has a global scope when it is accessible throughout the program. A global variable is declared on top of the program before all the function definitions.</text:p>
        </text:list-item>
      </text:list>
      <text:p text:style-name="P19"><text:span text:style-name="Strong_20_Emphasis"><text:span text:style-name="T23">Example:</text:span></text:span></text:p>
      <text:p text:style-name="P11"><text:span text:style-name="Strong_20_Emphasis"><text:span text:style-name="T12">#include &lt;iostream&gt;</text:span></text:span></text:p>
      <text:p text:style-name="P7"/>
      <text:p text:style-name="P2">int globalResult=0; //global variable</text:p>
      <text:p text:style-name="P2">int main()</text:p>
      <text:p text:style-name="P2">{</text:p>
      <text:p text:style-name="P2"><text:tab/>int localVar = 10; //local variable.</text:p>
      <text:p text:style-name="P2"><text:tab/>std::cout &lt;&lt; "Global variable = " &lt;&lt; globalResult &lt;&lt; std::endl;</text:p>
      <text:p text:style-name="P2"><text:tab/>std::cout &lt;&lt; "Local variable = " &lt;&lt; localVar &lt;&lt; std::endl;</text:p>
      <text:p text:style-name="P2"><text:tab/>return 0;</text:p>
      <text:p text:style-name="P2">}</text:p>
      <text:p text:style-name="P19"><text:span text:style-name="Strong_20_Emphasis"><text:span text:style-name="T15"/></text:span></text:p>
      <text:p text:style-name="P19"><text:span text:style-name="Strong_20_Emphasis"><text:span text:style-name="T15"/></text:span></text:p>
      <text:p text:style-name="P19"><text:soft-page-break/><text:span text:style-name="Strong_20_Emphasis"><text:span text:style-name="T3">Q #5) What is the precedence when there are a Global variable and a Local variable in the program with the same name?</text:span></text:span></text:p>
      <text:p text:style-name="Text_20_body"><text:span text:style-name="Strong_20_Emphasis">Answer: </text:span>Whenever there is a local variable with the same name as that of a global variable, the compiler gives precedence to the local variable.</text:p>
      <text:p text:style-name="Text_20_body"><text:span text:style-name="Strong_20_Emphasis"><text:span text:style-name="T22">Example:</text:span></text:span></text:p>
      <text:p text:style-name="P12"><text:span text:style-name="Strong_20_Emphasis"><text:span text:style-name="T12">#include &lt;iostream.h&gt;</text:span></text:span></text:p>
      <text:p text:style-name="P8"/>
      <text:p text:style-name="P3">int globalVar = 2;</text:p>
      <text:p text:style-name="P3">int main()</text:p>
      <text:p text:style-name="P3">{</text:p>
      <text:p text:style-name="P3">int globalVar = 5;</text:p>
      <text:p text:style-name="P3">std:: cout&lt;&lt; globalVar &lt;&lt; endl;</text:p>
      <text:p text:style-name="P3"><text:span text:style-name="Strong_20_Emphasis"><text:span text:style-name="T28">}</text:span></text:span></text:p>
      <text:p text:style-name="P3"><text:span text:style-name="Strong_20_Emphasis"><text:span text:style-name="T28"/></text:span></text:p>
      <text:p text:style-name="Text_20_body">The output of the above code is 5. This is because, although both the variables have the same name, the compiler has given preference to the local scope.</text:p>
      <text:p text:style-name="P4"><text:span text:style-name="Strong_20_Emphasis"><text:span text:style-name="T12"/></text:span></text:p>
      <text:p text:style-name="P19"><text:span text:style-name="Strong_20_Emphasis"><text:span text:style-name="T3">Q #6) When there are a Global variable and Local variable with the same name, how will you access the global variable?</text:span></text:span></text:p>
      <text:p text:style-name="Text_20_body"><text:span text:style-name="Strong_20_Emphasis">Answer:</text:span> When there are two variables with the same name but different scope, i.e. one is a local variable and the other is a global variable, the compiler will give preference to a local variable.</text:p>
      <text:p text:style-name="Text_20_body">In order to access the global variable, we make use of a “<text:span text:style-name="Strong_20_Emphasis"><text:span text:style-name="Emphasis">scope resolution operator (::)</text:span></text:span>”. Using this operator, we can access the value of the global variable <text:span text:style-name="T30">or hidden values</text:span>.</text:p>
      <text:p text:style-name="P21"><text:span text:style-name="Strong_20_Emphasis"><text:span text:style-name="T22">Example:</text:span></text:span></text:p>
      <text:p text:style-name="P12"><text:span text:style-name="Strong_20_Emphasis"><text:span text:style-name="T9">#include &lt;iostream&gt;</text:span></text:span></text:p>
      <text:p text:style-name="P7"/>
      <text:p text:style-name="P2">int count = 0;</text:p>
      <text:p text:style-name="P7"/>
      <text:p text:style-name="P2">class X</text:p>
      <text:p text:style-name="P2">{</text:p>
      <text:p text:style-name="P2">public:</text:p>
      <text:p text:style-name="P2">static int count;</text:p>
      <text:p text:style-name="P2">};</text:p>
      <text:p text:style-name="P7"/>
      <text:p text:style-name="P2">int X::count = 10; // define static data member</text:p>
      <text:p text:style-name="P7"/>
      <text:p text:style-name="P2">int main(void) {</text:p>
      <text:p text:style-name="P2">int count = 0;</text:p>
      <text:p text:style-name="P2">::count = 1; // set global count to 1</text:p>
      <text:p text:style-name="P2">count = 2; // set local count to 2</text:p>
      <text:p text:style-name="P2">int X = 0; // hides class type X</text:p>
      <text:p text:style-name="P2">std::cout &lt;&lt; X::count &lt;&lt; std::endl; // use static member of class X</text:p>
      <text:p text:style-name="P2">return 0;</text:p>
      <text:p text:style-name="P2">}</text:p>
      <text:p text:style-name="P21"><text:span text:style-name="Strong_20_Emphasis"><text:span text:style-name="T22"/></text:span></text:p>
      <text:p text:style-name="P21"><text:soft-page-break/><text:span text:style-name="Strong_20_Emphasis"><text:span text:style-name="T15"/></text:span></text:p>
      <text:p text:style-name="P19"><text:span text:style-name="Strong_20_Emphasis"><text:span text:style-name="T4">Q #7) How many ways are there to initialize an int with a Constant?</text:span></text:span></text:p>
      <text:p text:style-name="Text_20_body"><text:span text:style-name="Strong_20_Emphasis">Answer:</text:span> <text:span text:style-name="Strong_20_Emphasis">There are two ways:</text:span></text:p>
      <text:list xml:id="list2081076279" text:style-name="L3">
        <text:list-item>
          <text:p text:style-name="P35">The first format uses traditional C notation.<text:line-break/>int result = 10;</text:p>
        </text:list-item>
        <text:list-item>
          <text:p text:style-name="P22">The second format uses the constructor notation.<text:line-break/>int result (10);</text:p>
        </text:list-item>
        <text:list-item>
          <text:p text:style-name="P23">Third option using list initialization<text:line-break/>int result {10};</text:p>
        </text:list-item>
      </text:list>
      <text:p text:style-name="P19"><text:span text:style-name="Strong_20_Emphasis"><text:span text:style-name="T4">Q #8) What is a Constant? Explain with an example.</text:span></text:span></text:p>
      <text:p text:style-name="Text_20_body"><text:span text:style-name="Strong_20_Emphasis">Answer: </text:span>A constant is an expression that has a fixed value. They can be divided into integer, decimal, floating-point, character or string constants depending on their data type.</text:p>
      <text:p text:style-name="Text_20_body">Apart from the decimal, C++ also supports two more constants i.e. octal (to the base 8) and hexadecimal (to the base 16) constants.</text:p>
      <text:p text:style-name="Text_20_body"><text:span text:style-name="Strong_20_Emphasis">Examples of Constants:</text:span></text:p>
      <text:list xml:id="list853200715" text:style-name="L4">
        <text:list-item>
          <text:p text:style-name="P36">75 //integer (decimal)</text:p>
        </text:list-item>
        <text:list-item>
          <text:p text:style-name="P37">0113 //octal</text:p>
        </text:list-item>
        <text:list-item>
          <text:p text:style-name="P36">0x4b //hexadecimal</text:p>
        </text:list-item>
        <text:list-item>
          <text:p text:style-name="P36">3.142 //floating point</text:p>
        </text:list-item>
        <text:list-item>
          <text:p text:style-name="P36">‘c’ //character constant</text:p>
        </text:list-item>
        <text:list-item>
          <text:p text:style-name="P24">“Hello, World” //string constant</text:p>
        </text:list-item>
      </text:list>
      <text:p text:style-name="Text_20_body"><text:span text:style-name="Strong_20_Emphasis"><text:span text:style-name="T22">Note:</text:span></text:span> When we have to represent a single character, we use single quotes and when we want to define a constant with more than one character, we use double-quotes.</text:p>
      <text:p text:style-name="Text_20_body"><text:span text:style-name="Strong_20_Emphasis"><text:span text:style-name="T1">Q #9) How do you define/declare constants in C++?</text:span></text:span></text:p>
      <text:p text:style-name="Text_20_body"><text:span text:style-name="Strong_20_Emphasis">Answer:</text:span> In C++, we can define our own constants using the<text:span text:style-name="Strong_20_Emphasis"> #define</text:span> preprocessor directive.</text:p>
      <text:p text:style-name="Text_20_body"><text:span text:style-name="Strong_20_Emphasis"><text:span text:style-name="Emphasis">#define Identifier value</text:span></text:span></text:p>
      <text:p text:style-name="Text_20_body"><text:span text:style-name="Emphasis"><text:span text:style-name="Strong_20_Emphasis"><text:span text:style-name="T22">Example:</text:span></text:span></text:span></text:p>
      <text:p text:style-name="P9"><text:span text:style-name="Emphasis"><text:span text:style-name="T11">#include&lt;iostream.h&gt;</text:span></text:span></text:p>
      <text:p text:style-name="P5">#define PI 3.142</text:p>
      <text:p text:style-name="P5">int main (){</text:p>
      <text:p text:style-name="P5"><text:tab/>float radius =5, area;</text:p>
      <text:p text:style-name="P5"><text:tab/>area = PI * r * r;</text:p>
      <text:p text:style-name="P5"><text:tab/>cout &lt;&lt;"Area of a Circle = "&lt;&lt; area;}</text:p>
      <text:p text:style-name="Text_20_body"><text:span text:style-name="Emphasis"><text:span text:style-name="T16"/></text:span></text:p>
      <text:p text:style-name="Text_20_body"><text:span text:style-name="Emphasis"><text:span text:style-name="Strong_20_Emphasis"><text:span text:style-name="T16">Output:</text:span></text:span></text:span><text:span text:style-name="Emphasis"><text:span text:style-name="T16"> Area of a Circle = 78.55</text:span></text:span></text:p>
      <text:p text:style-name="Text_20_body">As shown in the above example, once we define a constant using #define directive, we can use it throughout the program and substitute its value.</text:p>
      <text:p text:style-name="Text_20_body"><text:soft-page-break/>We can declare constants in C++ using the “<text:span text:style-name="Strong_20_Emphasis"><text:span text:style-name="Emphasis">const</text:span></text:span>” keyword. This way is similar to that of declaring a variable, but with a const prefix.</text:p>
      <text:p text:style-name="Text_20_body"><text:span text:style-name="Emphasis"><text:span text:style-name="Strong_20_Emphasis"><text:span text:style-name="T14">Examples of declaring a constant</text:span></text:span></text:span></text:p>
      <text:p text:style-name="Text_20_body"><text:span text:style-name="Emphasis"><text:span text:style-name="T16">const int pi = 3.142;<text:line-break/>const char c = “sth”;<text:line-break/>const zipcode = 411014;</text:span></text:span></text:p>
      <text:p text:style-name="Text_20_body">In the above examples, whenever the type of a constant is not specified, the C++ compiler defaults it to an integer type.</text:p>
      <text:p text:style-name="Text_20_body"><text:span text:style-name="Emphasis"><text:span text:style-name="Strong_20_Emphasis"><text:span text:style-name="T5">Q #10) Comment on Assignment Operator in C++.</text:span></text:span></text:span></text:p>
      <text:p text:style-name="Text_20_body"><text:span text:style-name="Strong_20_Emphasis">Answer:</text:span> Assignment operator in C++ is used to assign a value to another variable.</text:p>
      <text:p text:style-name="Text_20_body">a = 5;</text:p>
      <text:p text:style-name="Text_20_body">This line of code assigns the integer value <text:span text:style-name="Strong_20_Emphasis">5 </text:span>to variable <text:span text:style-name="Strong_20_Emphasis">a</text:span>.</text:p>
      <text:p text:style-name="Text_20_body">The part at the left of the =operator is known as an <text:span text:style-name="Strong_20_Emphasis"><text:span text:style-name="Emphasis">lvalue </text:span></text:span>(left value) and the right as <text:span text:style-name="Strong_20_Emphasis"><text:span text:style-name="Emphasis">rvalue</text:span></text:span> (right value). <text:span text:style-name="Strong_20_Emphasis">L</text:span><text:span text:style-name="Strong_20_Emphasis"><text:span text:style-name="Emphasis">value</text:span></text:span> must always be a variable whereas the right side can be a constant, a variable, the result of an operation or any combination of them.</text:p>
      <text:p text:style-name="Text_20_body">The assignment operation always takes place from the right to left and never at the inverse.</text:p>
      <text:p text:style-name="Text_20_body">One property which C++ has over the other programming languages is that the assignment operator can be used as the <text:span text:style-name="Emphasis">rvalue </text:span>(or part of an <text:span text:style-name="Emphasis">rvalue</text:span>) for another assignment.</text:p>
      <text:p text:style-name="Text_20_body"><text:span text:style-name="Strong_20_Emphasis"><text:span text:style-name="T22">Example:</text:span></text:span></text:p>
      <text:p text:style-name="Text_20_body">a = 2 + (b = 5);</text:p>
      <text:p text:style-name="Text_20_body">is equivalent to:</text:p>
      <text:p text:style-name="Text_20_body">b = 5;<text:line-break/>a = 2 + b;</text:p>
      <text:p text:style-name="Text_20_body">Which means, first assign <text:span text:style-name="Strong_20_Emphasis">5 </text:span>to variable <text:span text:style-name="Strong_20_Emphasis">b </text:span>and then assign to <text:span text:style-name="Strong_20_Emphasis">a, </text:span>the value <text:span text:style-name="Strong_20_Emphasis">2 </text:span>plus the result of the previous expression of <text:span text:style-name="Strong_20_Emphasis">b</text:span>(that is 5), leaves <text:span text:style-name="Strong_20_Emphasis">a </text:span>with a final value of <text:span text:style-name="Strong_20_Emphasis">7</text:span>.</text:p>
      <text:p text:style-name="Text_20_body"><text:span text:style-name="Strong_20_Emphasis">Thus, the following expression is also valid in C++:</text:span></text:p>
      <text:p text:style-name="Text_20_body">a = b = c = 5;</text:p>
      <text:p text:style-name="Text_20_body">assign 5 to variables <text:span text:style-name="Strong_20_Emphasis">a</text:span>, <text:span text:style-name="Strong_20_Emphasis">b </text:span>and <text:span text:style-name="Strong_20_Emphasis">c</text:span>.</text:p>
      <text:p text:style-name="Text_20_body"><text:span text:style-name="Emphasis"><text:span text:style-name="T16"/></text:span></text:p>
      <text:p text:style-name="Text_20_body"><text:span text:style-name="Emphasis"><text:span text:style-name="Strong_20_Emphasis"><text:span text:style-name="T5">Q #11) What is the difference between equal to (==) and Assignment Operator (=)?</text:span></text:span></text:span></text:p>
      <text:p text:style-name="Text_20_body"><text:span text:style-name="Strong_20_Emphasis">Answer:</text:span> In C++, equal to (==) and assignment operator (=) are two completely different operators.</text:p>
      <text:p text:style-name="Text_20_body">Equal to (==) is an equality relational operator that evaluates two expressions to see if they are equal and returns true if they are equal and false if they are not.</text:p>
      <text:p text:style-name="Text_20_body">The assignment operator (=) is used to assign a value to a variable. Hence, we can have a complex assignment operation inside the equality relational operator for evaluation.</text:p>
      <text:p text:style-name="Text_20_body"><text:soft-page-break/><text:span text:style-name="Emphasis"><text:span text:style-name="Strong_20_Emphasis"><text:span text:style-name="T5">Q #12) What are the various Arithmetic Operators in C++?</text:span></text:span></text:span></text:p>
      <text:p text:style-name="Text_20_body"><text:span text:style-name="Strong_20_Emphasis">Answer: C++ supports the following arithmetic operators:</text:span></text:p>
      <text:list xml:id="list3450063082" text:style-name="L9">
        <text:list-item>
          <text:p text:style-name="P38">+ addition</text:p>
        </text:list-item>
        <text:list-item>
          <text:p text:style-name="P38">– subtraction</text:p>
        </text:list-item>
        <text:list-item>
          <text:p text:style-name="P38">* multiplication</text:p>
        </text:list-item>
        <text:list-item>
          <text:p text:style-name="P38">/ division</text:p>
        </text:list-item>
        <text:list-item>
          <text:p text:style-name="P25">% module</text:p>
        </text:list-item>
      </text:list>
      <text:p text:style-name="Text_20_body"><text:span text:style-name="Emphasis"><text:span text:style-name="T16"/></text:span></text:p>
      <text:p text:style-name="Text_20_body"><text:span text:style-name="Emphasis"><text:span text:style-name="Strong_20_Emphasis"><text:span text:style-name="T5">Q #13) What are the various Compound Assignment Operators in C++?</text:span></text:span></text:span></text:p>
      <text:p text:style-name="Text_20_body"><text:span text:style-name="Strong_20_Emphasis">Answer:</text:span> <text:span text:style-name="Strong_20_Emphasis">Following are the Compound assignation operators in C++:</text:span></text:p>
      <text:p text:style-name="Text_20_body"><text:span text:style-name="Strong_20_Emphasis">+=, -=, *=, /=, %=, &gt;&gt;=, &lt;&lt;=, &amp;=, ^=,|=</text:span></text:p>
      <text:p text:style-name="Text_20_body">Compound assignation operator is one of the most  important features of C++ language which allow us to change the value of a variable with one of the basic operators:</text:p>
      <text:p text:style-name="Text_20_body"><text:span text:style-name="Emphasis"><text:span text:style-name="Strong_20_Emphasis"><text:span text:style-name="T5">Q #14) State the difference between Pre and Post Increment/Decrement Operations.</text:span></text:span></text:span></text:p>
      <text:p text:style-name="Text_20_body"><text:span text:style-name="Strong_20_Emphasis">Answer:</text:span> C++ allows two operators i.e ++ (increment) and –(decrement), that allow you to add 1 to the existing value of a variable and subtract 1 from the variable respectively. These operators are in turn, called increment (++) and decrement (–-).</text:p>
      <text:p text:style-name="Text_20_body"><text:span text:style-name="Emphasis"><text:span text:style-name="T16">The difference between the meaning of pre and post depends upon how the expression is evaluated and the result is stored.</text:span></text:span></text:p>
      <text:p text:style-name="Text_20_body">In the case of the pre-increment/decrement operator, the increment/decrement operation is carried out first and then the result passed to an lvalue. Whereas for post-increment/decrement operations, the lvalue is evaluated first and then increment/decrement is performed accordingly.</text:p>
      <text:p text:style-name="Text_20_body"><text:span text:style-name="Emphasis"><text:span text:style-name="Strong_20_Emphasis"><text:span text:style-name="T5">Q #15) What are the Extraction and Insertion operators in C++? Explain with examples.</text:span></text:span></text:span></text:p>
      <text:p text:style-name="Text_20_body"><text:span text:style-name="Strong_20_Emphasis">Answer:</text:span> In the iostream.h library of C++, <text:span text:style-name="Strong_20_Emphasis">cin</text:span>, and <text:span text:style-name="Strong_20_Emphasis">cout</text:span> are the two data streams that are used for input and output respectively. Cout is normally directed to the screen and cin is assigned to the keyboard.</text:p>
      <text:p text:style-name="Text_20_body"><text:span text:style-name="Strong_20_Emphasis">“cin” (extraction operator):</text:span> By using overloaded operator &gt;&gt; with cin stream, C++ handles the standard input.</text:p>
      <text:p text:style-name="Standard"><text:span text:style-name="Source_20_Text">int</text:span> <text:span text:style-name="Source_20_Text">age;</text:span></text:p>
      <text:p text:style-name="Standard"><text:span text:style-name="Source_20_Text">cin&gt;&gt;age;</text:span></text:p>
      <text:p text:style-name="Standard"><text:span text:style-name="Source_20_Text"/></text:p>
      <text:p text:style-name="Text_20_body"><text:span text:style-name="Emphasis"><text:span text:style-name="Strong_20_Emphasis"><text:span text:style-name="T16">“cout” (insertion operator):</text:span></text:span></text:span><text:span text:style-name="Emphasis"><text:span text:style-name="T16"> This is used in conjunction with the overloaded &lt;&lt; operator. It directs the data that followed it into the cout stream.</text:span></text:span></text:p>
      <text:p text:style-name="Standard"><text:span text:style-name="Emphasis"><text:span text:style-name="Source_20_Text"><text:span text:style-name="T16">cout&lt;&lt;”Hello, World!”;</text:span></text:span></text:span></text:p>
      <text:p text:style-name="Standard"><text:span text:style-name="Source_20_Text">cout&lt;&lt;123;</text:span></text:p>
      <text:p text:style-name="Text_20_body"><text:span text:style-name="Emphasis"><text:span text:style-name="T16"/></text:span></text:p>
      <text:p text:style-name="Text_20_body"><text:span text:style-name="Strong_20_Emphasis"><text:span text:style-name="T5"/></text:span></text:p>
      <text:p text:style-name="Text_20_body"><text:span text:style-name="Strong_20_Emphasis"><text:span text:style-name="T5"/></text:span></text:p>
      <text:p text:style-name="Text_20_body"><text:soft-page-break/><text:span text:style-name="Strong_20_Emphasis"><text:span text:style-name="T5">Q #18) Explain Pass by Value and Pass by Reference.</text:span></text:span></text:p>
      <text:p text:style-name="Text_20_body"><text:span text:style-name="Strong_20_Emphasis">Answer:</text:span> While passing parameters to the function using “Pass by Value”, we pass a copy of the parameters to the function.</text:p>
      <text:p text:style-name="Text_20_body">Hence, whatever modifications are made to the parameters in the called function are not passed back to the calling function. Thus the variables in the calling function remain unchanged.</text:p>
      <text:p text:style-name="Text_20_body"><text:span text:style-name="Strong_20_Emphasis"><text:span text:style-name="T18">However, if we want to get the changed values from the function back to the calling function, then we use the “Pass by Reference” technique.</text:span></text:span></text:p>
      <text:p text:style-name="Text_20_body"><text:span text:style-name="Emphasis"><text:span text:style-name="T17">T</text:span></text:span><text:span text:style-name="Emphasis"><text:span text:style-name="T16">he modifications done to the parameters in the called functions are passed to the calling function when we use the “Pass by reference” technique. This is because using this technique we do not pass a copy of the parameters but we actually pass the variable’s reference itself.</text:span></text:span></text:p>
      <text:p text:style-name="Text_20_body"><text:span text:style-name="Emphasis"><text:span text:style-name="T16"/></text:span></text:p>
      <text:p text:style-name="Text_20_body"><text:span text:style-name="Emphasis"><text:span text:style-name="Strong_20_Emphasis"><text:span text:style-name="T5">Q #19) What are Default Parameters? How are they evaluated in the C++ function?</text:span></text:span></text:span></text:p>
      <text:p text:style-name="Text_20_body"><text:span text:style-name="Strong_20_Emphasis">Answer: </text:span>Default Parameter is a value that is assigned to each parameter while declaring a function.</text:p>
      <text:p text:style-name="Text_20_body">This value is used if that parameter is left blank while calling to the function. To specify a default value for a particular parameter, we simply assign a value to the parameter in the function declaration.</text:p>
      <text:p text:style-name="Text_20_body">If the value is not passed for this parameter during the function call, then the compiler uses the default value provided. If a value is specified, then this default value is stepped on and the passed value is used.</text:p>
      <text:p text:style-name="Text_20_body"><text:span text:style-name="Emphasis"><text:span text:style-name="Strong_20_Emphasis"><text:span text:style-name="T14">Example:</text:span></text:span></text:span></text:p>
      <text:p text:style-name="P10"><text:span text:style-name="Emphasis"><text:span text:style-name="T11">int multiply(int a, int b=2)</text:span></text:span><text:span text:style-name="T10">{</text:span></text:p>
      <text:p text:style-name="P2"><text:tab/>int r;</text:p>
      <text:p text:style-name="P2"><text:tab/>r = a * b;</text:p>
      <text:p text:style-name="P2"><text:tab/>return r;} </text:p>
      <text:p text:style-name="Text_20_body"><text:span text:style-name="Emphasis"><text:span text:style-name="T16"/></text:span></text:p>
      <text:p text:style-name="Text_20_body"><text:span text:style-name="Emphasis"><text:span text:style-name="Strong_20_Emphasis"><text:span text:style-name="T5">Q #20) What is an Inline function in C++?</text:span></text:span></text:span></text:p>
      <text:p text:style-name="Text_20_body"><text:span text:style-name="Strong_20_Emphasis">Answer: </text:span>Inline function is a function that is compiled by the compiler as the point of calling the function and the code is substituted at that point. This makes compiling faster. This function is defined by prefixing the function prototype with the keyword “inline”.</text:p>
      <text:p text:style-name="Text_20_body">Such functions are advantageous only when the code of the inline function is small and simple. Although a function is defined as Inline, it is completely compiler dependent to evaluate it as inline or not.</text:p>
      <text:p text:style-name="Text_20_body"><text:span text:style-name="Emphasis"><text:span text:style-name="Strong_20_Emphasis"><text:span text:style-name="T5">Q #21) Why are arrays usually processed with for loop?</text:span></text:span></text:span></text:p>
      <text:p text:style-name="Text_20_body"><text:span text:style-name="Strong_20_Emphasis">Answer: </text:span>Array uses the index to traverse each of its elements.</text:p>
      <text:p text:style-name="Text_20_body">If A is an array then each of its elements is accessed as A[i]. Programmatically, all that is required for this to work is an iterative block with a loop variable i that serves as an index (counter) incrementing from 0 to A.length-1.</text:p>
      <text:p text:style-name="Text_20_body">This is exactly what a loop does and this is the reason why we process arrays using for loops.</text:p>
      <text:p text:style-name="Text_20_body"><text:soft-page-break/><text:span text:style-name="Strong_20_Emphasis"><text:span text:style-name="T1">Q #22) State the difference between delete and delete[].</text:span></text:span></text:p>
      <text:p text:style-name="Text_20_body"><text:span text:style-name="Strong_20_Emphasis">Answer:</text:span> “delete[]” is used to release the memory allocated to an array which was allocated using new[]. “delete” is used to release one chunk of memory which was allocated using new.</text:p>
      <text:p text:style-name="Text_20_body"><text:span text:style-name="Emphasis"><text:span text:style-name="T16"/></text:span></text:p>
      <text:p text:style-name="Text_20_body"><text:span text:style-name="Emphasis"><text:span text:style-name="Strong_20_Emphasis"><text:span text:style-name="T5">Q #23) What is wrong with this code?</text:span></text:span></text:span></text:p>
      <text:p text:style-name="Text_20_body"><text:span text:style-name="Strong_20_Emphasis">T *p = new T[10];</text:span><text:line-break/><text:span text:style-name="Strong_20_Emphasis">delete p;</text:span></text:p>
      <text:p text:style-name="Text_20_body"><text:span text:style-name="Strong_20_Emphasis">Answer: </text:span>The above code is syntactically correct and will compile fine.</text:p>
      <text:p text:style-name="Text_20_body">The only problem is that it will just delete the first element of the array. Though the entire array is deleted, only the destructor of the first element will be called and the memory for the first element is released.</text:p>
      <text:p text:style-name="Text_20_body"><text:span text:style-name="Strong_20_Emphasis"><text:span text:style-name="T1">Q #24) What's the order in which the objects in an array are destructed?</text:span></text:span></text:p>
      <text:p text:style-name="Text_20_body"><text:span text:style-name="Strong_20_Emphasis">Answer: </text:span>Objects in an array are destructed in the reverse order of construction: First constructed, last destructed.</text:p>
      <text:p text:style-name="Text_20_body"><text:span text:style-name="Strong_20_Emphasis"><text:span text:style-name="T22">In the following Example</text:span></text:span><text:span text:style-name="Strong_20_Emphasis">,</text:span> the order for destructors will be a[9], a[8], …, a[1], a[0]:</text:p>
      <text:p text:style-name="Standard"><text:span text:style-name="Source_20_Text"><text:span text:style-name="T20">voiduserCode()</text:span></text:span></text:p>
      <text:p text:style-name="P13"><text:span text:style-name="Source_20_Text"><text:span text:style-name="T20">{</text:span></text:span></text:p>
      <text:p text:style-name="P13"><text:span text:style-name="Source_20_Text"><text:span text:style-name="T20"><text:tab/>Car a[10];</text:span></text:span></text:p>
      <text:p text:style-name="Standard"><text:span text:style-name="Source_20_Text"><text:span text:style-name="T20">}</text:span></text:span></text:p>
      <text:p text:style-name="Text_20_body"/>
      <text:p text:style-name="Text_20_body"><text:span text:style-name="Strong_20_Emphasis"><text:span text:style-name="T1">Q #25) What is wrong with this code?</text:span></text:span></text:p>
      <text:p text:style-name="Text_20_body"><text:span text:style-name="Strong_20_Emphasis">T *p = 0;</text:span><text:line-break/><text:span text:style-name="Strong_20_Emphasis">delete p;</text:span></text:p>
      <text:p text:style-name="Text_20_body"><text:span text:style-name="Strong_20_Emphasis">Answer:</text:span> In the above code, the pointer is a null pointer. Hence automatically, the program will crash in an attempt to delete the null pointer.</text:p>
      <text:p text:style-name="Text_20_body"><text:span text:style-name="Strong_20_Emphasis"><text:span text:style-name="T1">Q #26) What is a Reference Variable in C++?</text:span></text:span></text:p>
      <text:p text:style-name="Text_20_body"><text:span text:style-name="Strong_20_Emphasis">Answer: </text:span>A reference variable is an alias name for the existing variable. This means that both the variable name and the reference variable point to the same memory location. Hence, whenever the variable is updated, the reference is updated too.</text:p>
      <text:p text:style-name="Text_20_body"><text:span text:style-name="Strong_20_Emphasis"><text:span text:style-name="T22">Example:</text:span></text:span></text:p>
      <text:p text:style-name="Standard"><text:span text:style-name="Source_20_Text">int</text:span> <text:span text:style-name="Source_20_Text">a=10;</text:span></text:p>
      <text:p text:style-name="Standard"><text:span text:style-name="Source_20_Text">int&amp; b = a;</text:span></text:p>
      <text:p text:style-name="Text_20_body"/>
      <text:p text:style-name="Text_20_body">Here, b is the reference of a.</text:p>
      <text:p text:style-name="Text_20_body"><text:span text:style-name="Strong_20_Emphasis"><text:span text:style-name="T1">Q #27) What is a Storage Class? Mention the Storage Classes in C++.</text:span></text:span></text:p>
      <text:p text:style-name="Text_20_body"><text:span text:style-name="Strong_20_Emphasis">Answer:</text:span> Storage class determines the life or scope of symbols such as variable or functions.</text:p>
      <text:p text:style-name="Text_20_body"><text:span text:style-name="Strong_20_Emphasis">C++ supports the following storage classes:</text:span></text:p>
      <text:list xml:id="list3663011867" text:style-name="L10">
        <text:list-item>
          <text:p text:style-name="P39"><text:soft-page-break/>Auto</text:p>
        </text:list-item>
        <text:list-item>
          <text:p text:style-name="P39">Static</text:p>
        </text:list-item>
        <text:list-item>
          <text:p text:style-name="P39">Extern</text:p>
        </text:list-item>
        <text:list-item>
          <text:p text:style-name="P39">Register</text:p>
        </text:list-item>
        <text:list-item>
          <text:p text:style-name="P26">Mutable</text:p>
        </text:list-item>
      </text:list>
      <text:p text:style-name="Text_20_body"><text:span text:style-name="Strong_20_Emphasis">Answer:</text:span> The variable of a constant class object’s member cannot be changed. However, by declaring the variables as “mutable”, we can change the values of these variables.</text:p>
      <text:p text:style-name="Text_20_body"><text:span text:style-name="Strong_20_Emphasis"><text:span text:style-name="T1">Q #28) Explain Mutable Storage class specifier.</text:span></text:span></text:p>
      <text:p text:style-name="Text_20_body"><text:span text:style-name="Strong_20_Emphasis">Answer:</text:span> The variable of a constant class object’s member cannot be changed. However, by declaring the variables as “mutable”, we can change the values of these variables.</text:p>
      <text:p text:style-name="Text_20_body"><text:span text:style-name="Strong_20_Emphasis"><text:span text:style-name="T1">Q #29) What is the keyword auto for?</text:span></text:span></text:p>
      <text:p text:style-name="Text_20_body"><text:span text:style-name="Strong_20_Emphasis">Answer:</text:span> By default, every local variable of the function is automatic i.e. <text:span text:style-name="Emphasis">auto</text:span>. In the below function both the variables ‘i’ and ‘j’ are automatic variables.</text:p>
      <text:p text:style-name="P2">void f()</text:p>
      <text:p text:style-name="P2">{</text:p>
      <text:p text:style-name="P2"><text:tab/>int i; </text:p>
      <text:p text:style-name="P2"><text:tab/>auto int j;</text:p>
      <text:p text:style-name="P2">}</text:p>
      <text:p text:style-name="P15"/>
      <text:p text:style-name="P15"><text:span text:style-name="Strong_20_Emphasis">NOTE</text:span>: A global variable is not an automatic variable.</text:p>
      <text:p text:style-name="P15"><text:span text:style-name="Strong_20_Emphasis"><text:span text:style-name="T1">Q #30) What is a Static Variable?</text:span></text:span></text:p>
      <text:p text:style-name="Text_20_body"><text:span text:style-name="Strong_20_Emphasis">Answer:</text:span> A static variable is a local variable that retains its value across the function calls. Static variables are declared using the keyword “static”. Numeric variables which are static have the default value as zero.</text:p>
      <text:p text:style-name="P15"><text:span text:style-name="Strong_20_Emphasis">The following function will print 1 2 3 if called thrice.</text:span></text:p>
      <text:p text:style-name="P1">void f()</text:p>
      <text:p text:style-name="P2">{</text:p>
      <text:p text:style-name="P2"><text:tab/>static int i;</text:p>
      <text:p text:style-name="P2"><text:tab/>++i;</text:p>
      <text:p text:style-name="P2"><text:tab/>printf(“%d “,i);</text:p>
      <text:p text:style-name="P7"><text:span text:style-name="T26">}</text:span></text:p>
      <text:p text:style-name="P15">If a global variable is static, then its visibility is limited to the same source code.</text:p>
      <text:p text:style-name="P15"><text:span text:style-name="Strong_20_Emphasis"><text:span text:style-name="T1">Q #31) What is the purpose of the Extern Storage Specifier?</text:span></text:span></text:p>
      <text:p text:style-name="P15"><text:span text:style-name="Strong_20_Emphasis">Answer:</text:span> “Extern” specifier is used to resolve the scope of a global symbol.</text:p>
      <text:p text:style-name="P1">#include &lt;iostream &gt;</text:p>
      <text:p text:style-name="P2">using nam espace std;</text:p>
      <text:p text:style-name="P2">main(){</text:p>
      <text:p text:style-name="P2"><text:tab/>extern int i;</text:p>
      <text:p text:style-name="P2"><text:tab/>cout&lt;&lt;i&lt;&lt;endl;</text:p>
      <text:p text:style-name="P2">}</text:p>
      <text:p text:style-name="P2">int i=20;</text:p>
      <text:p text:style-name="P17"><text:soft-page-break/>In the above code, “i” can be visible outside the file where it is defined.</text:p>
      <text:p text:style-name="P17"><text:span text:style-name="Strong_20_Emphasis"><text:span text:style-name="T1">Q #32) Explain Register Storage Specifier.</text:span></text:span></text:p>
      <text:p text:style-name="Text_20_body"><text:span text:style-name="Strong_20_Emphasis">Answer:</text:span> “Register” variable should be used whenever the variable is used. When a variable is declared with a “register” specifier, then the compiler gives CPU register for its storage to speed up the lookup of the variable.</text:p>
      <text:p text:style-name="P17"><text:span text:style-name="Strong_20_Emphasis"><text:span text:style-name="T1">Q #33) When to use “const” reference arguments in a function?</text:span></text:span></text:p>
      <text:p text:style-name="Text_20_body"><text:span text:style-name="Strong_20_Emphasis">Answer:</text:span> <text:span text:style-name="Strong_20_Emphasis">Using “const” reference arguments in a function is beneficial in several ways:</text:span></text:p>
      <text:list xml:id="list3600558307" text:style-name="L11">
        <text:list-item>
          <text:p text:style-name="P40">“const” protects from programming errors that could alter data.</text:p>
        </text:list-item>
        <text:list-item>
          <text:p text:style-name="P40">As a result of using “const”, the function is able to process both const and non-const actual arguments, which is not possible when “const” is not used.</text:p>
        </text:list-item>
        <text:list-item>
          <text:p text:style-name="P27">Using a const reference will allow the function to generate and use a temporary variable in an appropriate manner.</text:p>
        </text:list-item>
      </text:list>
      <text:p text:style-name="P17"><text:span text:style-name="Strong_20_Emphasis"><text:span text:style-name="T1">Q #34) What is a Class?</text:span></text:span></text:p>
      <text:p text:style-name="Text_20_body"><text:span text:style-name="Strong_20_Emphasis">Answer: </text:span>Class is a user-defined data type in C++. It can be created to solve a particular kind of problem. After creation, the user is not required to know the details of the working of a class.</text:p>
      <text:p text:style-name="Text_20_body">In general, class acts as a blueprint of a project and can include in various parameters and functions or actions operating on these parameters. These are called the members of the class.</text:p>
      <text:p text:style-name="P17"><text:span text:style-name="Strong_20_Emphasis"><text:span text:style-name="T1">Q #35) Difference between Class and Structure.</text:span></text:span></text:p>
      <text:p text:style-name="Text_20_body"><text:span text:style-name="Strong_20_Emphasis">Answer:</text:span></text:p>
      <text:p text:style-name="Text_20_body"><text:span text:style-name="Strong_20_Emphasis">Structure:</text:span> In C language, the structure is used to bundle different types of data types together. The variables inside a structure are called the members of the structure. These members are by default public and can be accessed by using the structure name followed by a dot operator and then the member name.</text:p>
      <text:p text:style-name="Text_20_body"><text:span text:style-name="Strong_20_Emphasis">Class:</text:span> Class is a successor of the Structure. C++ extends the structure definition to include the functions that operate on its members. By default all the members inside the class are private.</text:p>
      <text:p text:style-name="P17"><text:span text:style-name="Strong_20_Emphasis"><text:span text:style-name="T1">Q #36) What is Namespace?</text:span></text:span></text:p>
      <text:p text:style-name="Text_20_body"><text:span text:style-name="Strong_20_Emphasis">Answer: </text:span>Namespace allows us to group a set of global classes, objects and/or functions under a specific name.</text:p>
      <text:p text:style-name="Text_20_body"><text:span text:style-name="Strong_20_Emphasis">The general form to use namespaces is:</text:span></text:p>
      <text:p text:style-name="Text_20_body"><text:span text:style-name="Strong_20_Emphasis">namespace identifier { namespace-body }</text:span></text:p>
      <text:p text:style-name="Text_20_body">Where identifier is any valid identifier and the namespace-body is the set of classes, objects, and functions that are included within the namespace. Namespaces are especially useful in the case where there is a possibility for more than one object to have the same name, resulting in name clashes.</text:p>
      <text:p text:style-name="P17"><text:span text:style-name="Strong_20_Emphasis"><text:span text:style-name="T1">Q #37) What is the use of ‘using' declaration?</text:span></text:span></text:p>
      <text:p text:style-name="Text_20_body"><text:span text:style-name="Strong_20_Emphasis">Answer: </text:span>Using Declaration is used to refer a name from the namespace without the scope resolution operator.</text:p>
      <text:p text:style-name="P17"><text:soft-page-break/><text:span text:style-name="Strong_20_Emphasis"><text:span text:style-name="T1">Q #38) What is Name Mangling?</text:span></text:span></text:p>
      <text:p text:style-name="Text_20_body"><text:span text:style-name="Strong_20_Emphasis">Answer:</text:span> C++ compiler encodes the parameter types with function/method into a unique name. This process is called name mangling. The inverse process is called as demangling.</text:p>
      <text:p text:style-name="Text_20_body"><text:span text:style-name="Strong_20_Emphasis"><text:span text:style-name="T22">Example:</text:span></text:span><text:span text:style-name="Strong_20_Emphasis"> </text:span></text:p>
      <text:p text:style-name="Text_20_body"><text:span text:style-name="Strong_20_Emphasis">A::b(int, long)</text:span> const is mangled as <text:span text:style-name="Strong_20_Emphasis">‘b__C3Ail'</text:span>.</text:p>
      <text:p text:style-name="Text_20_body">For a constructor, the method name is left out.</text:p>
      <text:p text:style-name="Text_20_body">That is <text:span text:style-name="Strong_20_Emphasis">A:: A(int, long)</text:span> const is mangled as <text:span text:style-name="Strong_20_Emphasis">‘C3Ail’.</text:span></text:p>
      <text:p text:style-name="P17"><text:span text:style-name="Strong_20_Emphasis"><text:span text:style-name="T1">Q #39) What is the difference between an Object and a Class?</text:span></text:span></text:p>
      <text:p text:style-name="Text_20_body"><text:span text:style-name="Strong_20_Emphasis">Answer: </text:span>Class is a blueprint of a project or problem to be solved and consists of variables and methods. These are called the members of the class. We cannot access methods or variables of the class on its own unless they are declared static.</text:p>
      <text:p text:style-name="Text_20_body">In order to access the class members and put them to use, we should create an instance of a class which is called an Object. The class has an unlimited lifetime whereas an object has a limited lifespan only.</text:p>
      <text:p text:style-name="Text_20_body"><text:span text:style-name="Strong_20_Emphasis"><text:span text:style-name="T1">Q #40) What are the various Access Specifiers in C++?</text:span></text:span></text:p>
      <text:p text:style-name="Text_20_body"><text:span text:style-name="Strong_20_Emphasis">Answer:</text:span> <text:span text:style-name="Strong_20_Emphasis">C++ supports the following access specifiers:</text:span></text:p>
      <text:list xml:id="list1060403686" text:style-name="L12">
        <text:list-item>
          <text:p text:style-name="P41"><text:span text:style-name="Strong_20_Emphasis">Public:</text:span> Data members and functions are accessible outside the class.</text:p>
        </text:list-item>
        <text:list-item>
          <text:p text:style-name="P41"><text:span text:style-name="Strong_20_Emphasis">Private:</text:span> Data members and functions are not accessible outside the class. The exception is the usage of a friend class.</text:p>
        </text:list-item>
        <text:list-item>
          <text:p text:style-name="P28"><text:span text:style-name="Strong_20_Emphasis">Protected:</text:span> Data members and functions are accessible only to the derived classes.</text:p>
        </text:list-item>
      </text:list>
      <text:p text:style-name="P2">class A{</text:p>
      <text:p text:style-name="P2">int x; int y;</text:p>
      <text:p text:style-name="P2">public int a;</text:p>
      <text:p text:style-name="P2">protected bool flag;</text:p>
      <text:p text:style-name="P2">public A() : x(0) , y(0) {} //default (no argument) constructor</text:p>
      <text:p text:style-name="P2">};</text:p>
      <text:p text:style-name="P2">main(){</text:p>
      <text:p text:style-name="P2">A MyObj;</text:p>
      <text:p text:style-name="P2">MyObj.x = 5; // Compiler will issue a ERROR as x is private</text:p>
      <text:p text:style-name="P2">int x = MyObj.x; // Compiler will issue a compile ERROR MyObj.x is private</text:p>
      <text:p text:style-name="P2">MyObj.a = 10; // no problem; a is public member</text:p>
      <text:p text:style-name="P2">int col = MyObj.a; // no problem</text:p>
      <text:p text:style-name="P2">MyObj.flag = true; // Compiler will issue a ERROR; protected values are read only</text:p>
      <text:p text:style-name="P2">bool isFlag = MyObj.flag; // no problem</text:p>
      <text:p text:style-name="P2"/>
      <text:p text:style-name="P16"><text:span text:style-name="Strong_20_Emphasis"><text:span text:style-name="T1">Q #41) What is a Constructor and how is it called? </text:span></text:span></text:p>
      <text:p text:style-name="Text_20_body"><text:span text:style-name="Strong_20_Emphasis">Answer: </text:span>Constructor is a member function of the class having the same name as the class. It is mainly used for initializing the members of the class. By default constructors are public.</text:p>
      <text:p text:style-name="Text_20_body"><text:span text:style-name="Strong_20_Emphasis">There are two ways in which the constructors are called:</text:span></text:p>
      <text:list xml:id="list2778532094" text:style-name="L13">
        <text:list-item>
          <text:p text:style-name="P42"><text:span text:style-name="Strong_20_Emphasis">Implicitly:</text:span> Constructors are implicitly called by the compiler when an object of the class is created. This creates an object on a Stack.</text:p>
        </text:list-item>
        <text:list-item>
          <text:p text:style-name="P29"><text:soft-page-break/><text:span text:style-name="Strong_20_Emphasis">Explicit Calling:</text:span> When the object of a class is created using new, constructors are called explicitly. This usually creates an object on a Heap.</text:p>
        </text:list-item>
      </text:list>
      <text:p text:style-name="P16"><text:span text:style-name="Strong_20_Emphasis"><text:span text:style-name="T22">Example:</text:span></text:span></text:p>
      <text:p text:style-name="P6"><text:span text:style-name="Strong_20_Emphasis"><text:span text:style-name="Source_20_Text"><text:span text:style-name="T22">class</text:span></text:span></text:span><text:span text:style-name="Strong_20_Emphasis"><text:span text:style-name="T22"> </text:span></text:span><text:span text:style-name="Strong_20_Emphasis"><text:span text:style-name="Source_20_Text"><text:span text:style-name="T22">A{</text:span></text:span></text:span></text:p>
      <text:p text:style-name="Standard"><text:span text:style-name="Source_20_Text"><text:tab/>int</text:span> <text:span text:style-name="Source_20_Text">x; int</text:span> <text:span text:style-name="Source_20_Text">y; </text:span></text:p>
      <text:p text:style-name="Standard"><text:span text:style-name="Source_20_Text"><text:tab/>public</text:span> <text:span text:style-name="Source_20_Text">A() : x(0) , y(0) {} //default (no argument) <text:tab/><text:tab/><text:tab/><text:tab/><text:tab/><text:tab/><text:tab/><text:tab/><text:tab/>constructor</text:span></text:p>
      <text:p text:style-name="Standard"><text:span text:style-name="Source_20_Text">};</text:span></text:p>
      <text:p text:style-name="Standard"><text:span text:style-name="Source_20_Text"/></text:p>
      <text:p text:style-name="Standard"><text:span text:style-name="Source_20_Text">main(){</text:span></text:p>
      <text:p text:style-name="Standard"><text:span text:style-name="Source_20_Text"><text:tab/>A Myobj; // Implicit Constructor call. In order to allocate <text:tab/><text:tab/>memory on stack, the default constructor is implicitly <text:tab/><text:tab/>called.</text:span></text:p>
      <text:p text:style-name="Standard"><text:span text:style-name="Source_20_Text"><text:tab/>A * pPoint = new</text:span> <text:span text:style-name="Source_20_Text">A(); // Explicit Constructor call. In order <text:tab/><text:tab/><text:tab/><text:tab/><text:tab/><text:tab/>to allocate memory on HEAP we call <text:tab/><text:tab/><text:tab/><text:tab/><text:tab/><text:tab/>the default constructor.}</text:span></text:p>
      <text:p text:style-name="P16"><text:span text:style-name="Strong_20_Emphasis"><text:span text:style-name="T2"/></text:span></text:p>
      <text:p text:style-name="P16"><text:span text:style-name="Strong_20_Emphasis"><text:span text:style-name="T2">Q #42) What is a COPY CONSTRUCTOR and when is it called?</text:span></text:span></text:p>
      <text:p text:style-name="Text_20_body"><text:span text:style-name="Strong_20_Emphasis">Answer: </text:span>A copy constructor is a constructor that accepts an object of the same class as its parameter and copies its data members to the object on the left part of the assignment. It is useful when we need to construct a new object of the same class.</text:p>
      <text:p text:style-name="P16"><text:span text:style-name="Strong_20_Emphasis"><text:span text:style-name="T22">Example:</text:span></text:span></text:p>
      <text:p text:style-name="P6"><text:span text:style-name="Strong_20_Emphasis"><text:span text:style-name="T25">class A{</text:span></text:span></text:p>
      <text:p text:style-name="P2"><text:tab/>int x; int y;</text:p>
      <text:p text:style-name="P2"><text:tab/>public int color;</text:p>
      <text:p text:style-name="P2"><text:tab/>public A() : x(0) , y(0) {} //default (no argument) constructor public A( const A&amp; ) ;</text:p>
      <text:p text:style-name="P2">};</text:p>
      <text:p text:style-name="P2"/>
      <text:p text:style-name="P2">A::A( const A &amp; p )</text:p>
      <text:p text:style-name="P2">{this-&gt;x = p.x; this-&gt;y = p.y; this-&gt;color = p.color;}</text:p>
      <text:p text:style-name="P2"/>
      <text:p text:style-name="P2">main(){</text:p>
      <text:p text:style-name="P2"><text:tab/>A Myobj;</text:p>
      <text:p text:style-name="P2"><text:tab/>Myobj.color = 345;</text:p>
      <text:p text:style-name="P2"><text:tab/>A Anotherobj = A( Myobj ); // now Anotherobj has color = 345</text:p>
      <text:p text:style-name="P2">}</text:p>
      <text:p text:style-name="P16"><text:span text:style-name="Strong_20_Emphasis"><text:span text:style-name="T22"/></text:span></text:p>
      <text:p text:style-name="P16"><text:span text:style-name="Strong_20_Emphasis"><text:span text:style-name="T2">Q #43) What is a Default Constructor?</text:span></text:span></text:p>
      <text:p text:style-name="P16"><text:span text:style-name="Strong_20_Emphasis">Answer: </text:span>Default constructor is a constructor that either has no arguments or if there are any, then all of them are default arguments.</text:p>
      <text:p text:style-name="P16"><text:span text:style-name="Strong_20_Emphasis"><text:span text:style-name="T22">Example:</text:span></text:span></text:p>
      <text:p text:style-name="P6"><text:span text:style-name="Strong_20_Emphasis"><text:span text:style-name="Source_20_Text"><text:span text:style-name="T22">class</text:span></text:span></text:span><text:span text:style-name="Strong_20_Emphasis"><text:span text:style-name="T22"> </text:span></text:span><text:span text:style-name="Strong_20_Emphasis"><text:span text:style-name="Source_20_Text"><text:span text:style-name="T22">B {</text:span></text:span></text:span></text:p>
      <text:p text:style-name="Standard"><text:span text:style-name="Source_20_Text"><text:tab/>public: B (int</text:span> <text:span text:style-name="Source_20_Text">m = 0) : n (m) {} int</text:span> <text:span text:style-name="Source_20_Text">n;</text:span></text:p>
      <text:p text:style-name="Standard"><text:span text:style-name="Source_20_Text"><text:tab/>}; </text:span></text:p>
      <text:p text:style-name="Standard"><text:soft-page-break/><text:span text:style-name="Source_20_Text">int</text:span> <text:span text:style-name="Source_20_Text">main(int</text:span> <text:span text:style-name="Source_20_Text">argc, char</text:span> <text:span text:style-name="Source_20_Text">*argv[]) {</text:span></text:p>
      <text:p text:style-name="Standard"><text:span text:style-name="Source_20_Text"><text:tab/>B b; return</text:span> <text:span text:style-name="Source_20_Text">0;</text:span></text:p>
      <text:p text:style-name="Standard"><text:span text:style-name="Source_20_Text">} </text:span></text:p>
      <text:p text:style-name="P16"><text:span text:style-name="Strong_20_Emphasis"><text:span text:style-name="T22"/></text:span></text:p>
      <text:p text:style-name="Text_20_body"><text:span text:style-name="Strong_20_Emphasis"><text:span text:style-name="T1">Q #44) What is a Conversion Constructor?</text:span></text:span></text:p>
      <text:p text:style-name="Text_20_body"><text:span text:style-name="Strong_20_Emphasis"><text:span text:style-name="T19">Answer: It is a constructor that accepts one argument of a different type. Conversion constructors are mainly used for converting from one type to another.</text:span></text:span></text:p>
      <text:p text:style-name="Text_20_body"><text:span text:style-name="Strong_20_Emphasis"><text:span text:style-name="T1">Q #45) What is an Explicit Constructor?</text:span></text:span></text:p>
      <text:p text:style-name="Text_20_body"><text:span text:style-name="Strong_20_Emphasis"><text:span text:style-name="T19">Answer: A conversion constructor is declared with the explicit keyword. The compiler does not use an explicit constructor to implement an implied conversion of types. Its purpose is reserved explicitly for construction.</text:span></text:span></text:p>
      <text:p text:style-name="Text_20_body"><text:span text:style-name="Strong_20_Emphasis"><text:span text:style-name="T1">Q #46) What is the role of the Static keyword for a class member variable?</text:span></text:span></text:p>
      <text:p text:style-name="Text_20_body"><text:span text:style-name="Strong_20_Emphasis"><text:span text:style-name="T19">Answer: The static member variable shares a common memory across all the objects created for the respective class. We need not refer to the static member variable using an object. However, it can be accessed using the class name itself.</text:span></text:span></text:p>
      <text:p text:style-name="Text_20_body"><text:span text:style-name="Strong_20_Emphasis"><text:span text:style-name="T1">Q #47) Explain the Static Member Function.</text:span></text:span></text:p>
      <text:p text:style-name="Text_20_body"><text:span text:style-name="Strong_20_Emphasis"><text:span text:style-name="T19">Answer: A static member function can access only the static member variable of the class. Same as the static member variables, a static member function can also be accessed using the class name.</text:span></text:span></text:p>
      <text:p text:style-name="Text_20_body"><text:span text:style-name="Strong_20_Emphasis"><text:span text:style-name="T1">Q #48) What's the order in which the local objects are destructed?</text:span></text:span></text:p>
      <text:p text:style-name="Text_20_body"><text:span text:style-name="Strong_20_Emphasis"><text:span text:style-name="T19">Answer: Consider following a piece of code:</text:span></text:span></text:p>
      <text:p text:style-name="Standard"><text:span text:style-name="Strong_20_Emphasis"><text:span text:style-name="Source_20_Text"><text:span text:style-name="T7">Class A{</text:span></text:span></text:span></text:p>
      <text:p text:style-name="Standard"><text:span text:style-name="Source_20_Text"><text:span text:style-name="T7"><text:tab/>….</text:span></text:span></text:p>
      <text:p text:style-name="Standard"><text:span text:style-name="Source_20_Text"><text:span text:style-name="T7"><text:tab/>};</text:span></text:span></text:p>
      <text:p text:style-name="Standard"><text:span text:style-name="Source_20_Text"><text:span text:style-name="T7"/></text:span></text:p>
      <text:p text:style-name="Standard"><text:span text:style-name="Source_20_Text"><text:span text:style-name="T7">int</text:span></text:span><text:span text:style-name="T7"> </text:span><text:span text:style-name="Source_20_Text"><text:span text:style-name="T7">main() {</text:span></text:span></text:p>
      <text:p text:style-name="Standard"><text:span text:style-name="Source_20_Text"><text:span text:style-name="T7"><text:tab/>A a;</text:span></text:span></text:p>
      <text:p text:style-name="Standard"><text:span text:style-name="Source_20_Text"><text:span text:style-name="T7"><text:tab/>A b;</text:span></text:span></text:p>
      <text:p text:style-name="Standard"><text:span text:style-name="Source_20_Text"><text:span text:style-name="T7"><text:tab/>...}</text:span></text:span></text:p>
      <text:p text:style-name="Standard"><text:span text:style-name="Source_20_Text"><text:span text:style-name="T7"/></text:span></text:p>
      <text:p text:style-name="Text_20_body"><text:span text:style-name="Source_20_Text"><text:span text:style-name="T7">In the main function, we have two objects created one after the other. They are created in order, first a then b. But when these objects are deleted or if they go out of the scope, the destructor for each will be called in the reverse order in which they were constructed.</text:span></text:span></text:p>
      <text:p text:style-name="Text_20_body">Hence, the destructor of b will be called first followed by a. Even if we have an array of objects, they will be destructed in the same way in the reverse order of their creation.</text:p>
      <text:p text:style-name="Text_20_body"><text:span text:style-name="Source_20_Text"><text:span text:style-name="Strong_20_Emphasis"><text:span text:style-name="T1">Q #49) Explain Function Overloading and Operator Overloading.</text:span></text:span></text:span></text:p>
      <text:p text:style-name="Text_20_body"><text:span text:style-name="Source_20_Text"><text:span text:style-name="Strong_20_Emphasis"><text:span text:style-name="T7">Answer: </text:span></text:span></text:span><text:span text:style-name="Source_20_Text"><text:span text:style-name="T7">C++ supports OOPs concept Polymorphism which means “many forms”.</text:span></text:span></text:p>
      <text:p text:style-name="Text_20_body">In C++ we have two types of polymorphism, i.e. Compile-time polymorphism, and Run-time polymorphism. Compile-time polymorphism is achieved by using an Overloading technique. <text:soft-page-break/>Overloading simply means giving additional meaning to an entity by keeping its base meaning intact.</text:p>
      <text:p text:style-name="Text_20_body"><text:span text:style-name="Strong_20_Emphasis">C++ supports two types of overloading:</text:span></text:p>
      <text:p text:style-name="Text_20_body"><text:span text:style-name="Strong_20_Emphasis">Function Overloading:</text:span></text:p>
      <text:p text:style-name="Text_20_body">Function overloading is a technique that allows the programmer to have more than one function with the same name but different parameter list. In other words, we overload the function with different arguments i.e. be it the type of arguments, number of arguments or the order of arguments.</text:p>
      <text:p text:style-name="Text_20_body">Function overloading is never achieved on its return type.</text:p>
      <text:p text:style-name="Text_20_body"><text:span text:style-name="Strong_20_Emphasis">Operator Overloading: </text:span></text:p>
      <text:p text:style-name="Text_20_body">This is yet another type of compile-time polymorphism that is supported by C++. In operator overloading, an operator is overloaded, so that it can operate on the user-defined types as well with the operands of the standard data type. But while doing this, the standard definition of that operator is kept intact.</text:p>
      <text:p text:style-name="Text_20_body"><text:span text:style-name="Strong_20_Emphasis"><text:span text:style-name="T22">For Example,</text:span></text:span> an Addition operator (+) that operates on numerical data types can be overloaded to operate on two objects just like an object of complex number class.</text:p>
      <text:p text:style-name="Text_20_body"><text:span text:style-name="Source_20_Text"><text:span text:style-name="Strong_20_Emphasis"><text:span text:style-name="T1">Q #50) What is the difference between Method Overloading and Method Overriding in C++?</text:span></text:span></text:span></text:p>
      <text:p text:style-name="Text_20_body"><text:span text:style-name="Strong_20_Emphasis">Answer: </text:span>Method overloading is having functions with the same name but different argument lists. This is a form of compile-time polymorphism.</text:p>
      <text:p text:style-name="Text_20_body">Method overriding comes into picture when we rewrite the method that is derived from a base class. Method overriding is used while dealing with run-time polymorphism or virtual functions.</text:p>
      <text:p text:style-name="Text_20_body"><text:span text:style-name="Strong_20_Emphasis"><text:span text:style-name="T1">Q #51) What is the difference between a Copy Constructor and an Overloaded Assignment Operator?</text:span></text:span></text:p>
      <text:p text:style-name="Text_20_body"><text:span text:style-name="Strong_20_Emphasis">Answer: </text:span>A copy constructor and an overloaded assignment operator basically serve the same purpose i.e. assigning the content of one object to another. But still, there is a difference between the two.</text:p>
      <text:p text:style-name="P30"><text:span text:style-name="Strong_20_Emphasis"><text:span text:style-name="T22">Example:</text:span></text:span></text:p>
      <text:p text:style-name="P14"><text:span text:style-name="Source_20_Text">complex c1,c2;</text:span></text:p>
      <text:p text:style-name="P14"><text:span text:style-name="Source_20_Text">c1=c2; //this is assignment</text:span></text:p>
      <text:p text:style-name="P14"><text:span text:style-name="Source_20_Text"><text:span text:style-name="T27">complex c3=c2; //copy constructor</text:span></text:span></text:p>
      <text:p text:style-name="P14"><text:span text:style-name="Source_20_Text"><text:span text:style-name="T22"/></text:span></text:p>
      <text:p text:style-name="P30">In the above example, the second statement c1 = c2 is an overloaded assignment statement.</text:p>
      <text:p text:style-name="Text_20_body">Here, both c1 and c2 are already existing objects and the contents of c2 are assigned to the object c1. Hence, for overloaded assignment statement both the objects need to be created already.</text:p>
      <text:p text:style-name="Text_20_body">Next statement, complex c3 = c2 is an example of the copy constructor. Here, the contents of c2 are assigned to a new object c3, which means the copy constructor creates a new object every time when it executes.</text:p>
      <text:p text:style-name="Text_20_body"/>
      <text:p text:style-name="Text_20_body"><text:soft-page-break/><text:span text:style-name="Source_20_Text"><text:span text:style-name="Strong_20_Emphasis"><text:span text:style-name="T1">Q #52) Name the Operators that cannot be Overloaded.</text:span></text:span></text:span></text:p>
      <text:p text:style-name="Text_20_body"><text:span text:style-name="Strong_20_Emphasis">Answer: </text:span></text:p>
      <text:list xml:id="list1292126540" text:style-name="L50">
        <text:list-item>
          <text:p text:style-name="P43">sizeof – sizeof operator</text:p>
        </text:list-item>
        <text:list-item>
          <text:p text:style-name="P43">. – Dot operator</text:p>
        </text:list-item>
        <text:list-item>
          <text:p text:style-name="P43">.* – dereferencing operator</text:p>
        </text:list-item>
        <text:list-item>
          <text:p text:style-name="P43">-&gt; – member dereferencing operator</text:p>
        </text:list-item>
        <text:list-item>
          <text:p text:style-name="P43">:: – scope resolution operator</text:p>
        </text:list-item>
        <text:list-item>
          <text:p text:style-name="P31">?: – conditional operator</text:p>
        </text:list-item>
      </text:list>
      <text:p text:style-name="Text_20_body"><text:span text:style-name="Source_20_Text"><text:span text:style-name="Strong_20_Emphasis"><text:span text:style-name="T1">Q #53) Function can be overloaded based on the parameter which is a value or a reference. Explain if the statement is true.</text:span></text:span></text:span></text:p>
      <text:p text:style-name="Text_20_body"><text:span text:style-name="Strong_20_Emphasis">Answer:</text:span> False. Both, Passing by value and Passing by reference look identical to the caller.</text:p>
      <text:p text:style-name="Text_20_body"><text:span text:style-name="Source_20_Text"><text:span text:style-name="Strong_20_Emphasis"><text:span text:style-name="T1">Q #54) What are the benefits of Operator Overloading?</text:span></text:span></text:span></text:p>
      <text:p text:style-name="Text_20_body"><text:span text:style-name="Strong_20_Emphasis">Answer: </text:span>By overloading standard operators on a class, we can extend the meaning of these operators, so that they can also operate on the other user-defined objects.</text:p>
      <text:p text:style-name="Text_20_body">Function overloading allows us to reduce the complexity of the code and make it more clear and readable as we can have the same function names with different argument lists.</text:p>
      <text:p text:style-name="Text_20_body"><text:span text:style-name="Source_20_Text"><text:span text:style-name="Strong_20_Emphasis"><text:span text:style-name="T1">Q #55) What is Inheritance?</text:span></text:span></text:span></text:p>
      <text:p text:style-name="Text_20_body"><text:span text:style-name="Strong_20_Emphasis">Answer:</text:span> Inheritance is a process by which we can acquire the characteristics of an existing entity and form a new entity by adding more features to it.</text:p>
      <text:p text:style-name="Text_20_body">In terms of C++, inheritance is creating a new class by deriving it from an existing class so that this new class has the properties of its parent class as well as its own.</text:p>
      <text:p text:style-name="Text_20_body"><text:span text:style-name="Source_20_Text"><text:span text:style-name="Strong_20_Emphasis"><text:span text:style-name="T1">Q #56) What are the advantages of Inheritance?</text:span></text:span></text:span></text:p>
      <text:p text:style-name="Text_20_body"><text:span text:style-name="Strong_20_Emphasis">Answer: </text:span>Inheritance allows code re-usability, thereby saving time on code development.</text:p>
      <text:p text:style-name="Text_20_body">By inheriting, we make use of a bug-free high-quality software that reduces future problems.</text:p>
      <text:p text:style-name="Text_20_body"><text:span text:style-name="Source_20_Text"><text:span text:style-name="Strong_20_Emphasis"><text:span text:style-name="T1">Q #57) Does C++ support Multilevel and Multiple Inheritances?</text:span></text:span></text:span></text:p>
      <text:p text:style-name="Text_20_body"><text:span text:style-name="Strong_20_Emphasis">Answer:</text:span> Yes.</text:p>
      <text:p text:style-name="Text_20_body"><text:span text:style-name="Source_20_Text"><text:span text:style-name="Strong_20_Emphasis"><text:span text:style-name="T1">Q #58) What are Multiple Inheritances (virtual inheritance)? What are its advantages and disadvantages?</text:span></text:span></text:span></text:p>
      <text:p text:style-name="Text_20_body"><text:span text:style-name="Strong_20_Emphasis">Answer: </text:span>In multiple inheritances, we have more than one base classes from which a derived class can inherit. Hence, a derived class takes the features and properties of more than one base class.</text:p>
      <text:p text:style-name="Text_20_body"><text:span text:style-name="Strong_20_Emphasis"><text:span text:style-name="T22">For Example</text:span></text:span>, a class <text:span text:style-name="Strong_20_Emphasis">driver</text:span> will have two base classes namely, <text:span text:style-name="Strong_20_Emphasis">employee </text:span>and a person because a driver is an employee as well as a person. This is advantageous because the driver class can inherit the properties of the employee as well as the person class.</text:p>
      <text:p text:style-name="Text_20_body">But in the case of an employee and a person, the class will have some properties in common. However, an ambiguous situation will arise as the driver class will not know the classes from which the common properties should be inherited. This is the major disadvantage of multiple inheritances.</text:p>
      <text:p text:style-name="Standard"><text:span text:style-name="Source_20_Text"><text:span text:style-name="T7"/></text:span></text:p>
      <text:p text:style-name="Text_20_body"><text:soft-page-break/><text:span text:style-name="Source_20_Text"><text:span text:style-name="Strong_20_Emphasis"><text:span text:style-name="T1">Q #59) Explain the ISA and HASA class relationships. How would you implement each?</text:span></text:span></text:span></text:p>
      <text:p text:style-name="Text_20_body"><text:span text:style-name="Strong_20_Emphasis">Answer: </text:span>“ISA” relationship usually exhibits inheritance as it implies that a class “ISA” specialized version of another class. <text:span text:style-name="Strong_20_Emphasis"><text:span text:style-name="T22">For Example</text:span></text:span>,<text:span text:style-name="T22"> </text:span>An employee ISA person. That means an Employee class is inherited from the Person class.</text:p>
      <text:p text:style-name="Text_20_body">Contrary to “ISA”, “HASA” relationship depicts that an entity may have another entity as its member or a class has another object embedded inside it.</text:p>
      <text:p text:style-name="Text_20_body">So taking the same example of an Employee class, the way in which we associate the Salary class with the employee is not by inheriting it but by including or containing the Salary object inside the Employee class. “HASA” relationship is best exhibited by containment or aggregation.</text:p>
      <text:p text:style-name="Text_20_body"><text:span text:style-name="Source_20_Text"><text:span text:style-name="Strong_20_Emphasis"><text:span text:style-name="T1">Q #60) Does a derived class inherit or doesn't inherit?</text:span></text:span></text:span></text:p>
      <text:p text:style-name="Text_20_body"><text:span text:style-name="Strong_20_Emphasis">Answer:</text:span> When a derived class is constructed from a particular base class, it basically inherits all the features and ordinary members of the base class. But there are some exceptions to this rule. For instance, a derived class does not inherit the base class’s constructors and destructors.</text:p>
      <text:p text:style-name="Text_20_body">Each class has its own constructors and destructors. The derived class also does not inherit the assignment operator of the base class and friends of the class. The reason is that these entities are specific to a particular class and if another class is derived or if it is the friend of that class, then they cannot be passed onto them.</text:p>
      <text:p text:style-name="Text_20_body"><text:span text:style-name="Source_20_Text"><text:span text:style-name="Strong_20_Emphasis"><text:span text:style-name="T1">Q #61) What is Polymorphism?</text:span></text:span></text:span></text:p>
      <text:p text:style-name="Text_20_body"><text:span text:style-name="Strong_20_Emphasis">Answer:</text:span> The basic idea behind polymorphism is in many forms. In C++, we have two types of Polymorphism:</text:p>
      <text:p text:style-name="Text_20_body"><text:span text:style-name="Strong_20_Emphasis">(i) Compile-time Polymorphism</text:span></text:p>
      <text:p text:style-name="Text_20_body">In compile-time polymorphism, we achieve many forms by overloading. Hence, we have an Operator overloading and function overloading. (We have already covered this above)</text:p>
      <text:p text:style-name="Text_20_body"><text:span text:style-name="Strong_20_Emphasis">(ii) Run-time Polymorphism</text:span></text:p>
      <text:p text:style-name="Text_20_body">This is the polymorphism for classes and objects. General idea is that a base class can be inherited by several classes. A base class pointer can point to its child class and a base class array can store different child class objects.</text:p>
      <text:p text:style-name="Text_20_body">This means, that an object reacts differently to the same function call. This type of polymorphism can use a virtual function mechanism.</text:p>
      <text:p text:style-name="Text_20_body"><text:span text:style-name="Source_20_Text"><text:span text:style-name="Strong_20_Emphasis"><text:span text:style-name="T1">Q #62) What are Virtual Functions?</text:span></text:span></text:span></text:p>
      <text:p text:style-name="Text_20_body"><text:span text:style-name="Strong_20_Emphasis">Answer:</text:span> A virtual function allows the derived classes to replace the implementation provided by the base class.</text:p>
      <text:p text:style-name="Text_20_body">Whenever we have functions with the same name in the base as well as derived class, there arises an ambiguity when we try to access the child class object using a base class pointer. As we are using a base class pointer, the function that is called is the base class function with the same name.</text:p>
      <text:p text:style-name="Text_20_body">To correct this ambiguity we use the keyword “virtual” before the function prototype in the base class. In other words, we make this polymorphic function Virtual. By using a Virtual function, we <text:soft-page-break/>can remove the ambiguity and we can access all the child class functions correctly using a base class pointer.</text:p>
      <text:p text:style-name="Text_20_body"><text:span text:style-name="Source_20_Text"><text:span text:style-name="Strong_20_Emphasis"><text:span text:style-name="T1">Q #63) Give an example of Run-time Polymorphism/Virtual Functions.</text:span></text:span></text:span></text:p>
      <text:p text:style-name="Standard"><text:span text:style-name="Source_20_Text"><text:span text:style-name="T7">class SHAPE{</text:span></text:span></text:p>
      <text:p text:style-name="Standard"><text:span text:style-name="Source_20_Text"><text:tab/>public</text:span> <text:span text:style-name="Source_20_Text">virtual</text:span> <text:span text:style-name="Source_20_Text">Draw() = 0; //abstract class with a pure virtual <text:tab/><text:tab/><text:tab/><text:tab/><text:tab/>method</text:span></text:p>
      <text:p text:style-name="Standard"><text:span text:style-name="Source_20_Text">};</text:span></text:p>
      <text:p text:style-name="Standard"><text:span text:style-name="Source_20_Text"/></text:p>
      <text:p text:style-name="Standard"><text:span text:style-name="Source_20_Text">class</text:span> <text:span text:style-name="Source_20_Text">CIRCLE: public</text:span> <text:span text:style-name="Source_20_Text">SHAPE{</text:span></text:p>
      <text:p text:style-name="Standard"><text:span text:style-name="Source_20_Text"><text:tab/>public</text:span> <text:span text:style-name="Source_20_Text">int</text:span> <text:span text:style-name="Source_20_Text">r;</text:span></text:p>
      <text:p text:style-name="Standard"><text:span text:style-name="Source_20_Text"><text:tab/>public</text:span> <text:span text:style-name="Source_20_Text">Draw() { this-&gt;drawCircle(0,0,r); }</text:span></text:p>
      <text:p text:style-name="Standard"><text:span text:style-name="Source_20_Text">};</text:span></text:p>
      <text:p text:style-name="Standard"><text:span text:style-name="Source_20_Text"/></text:p>
      <text:p text:style-name="Standard"><text:span text:style-name="Source_20_Text">class</text:span> <text:span text:style-name="Source_20_Text">SQUARE: public</text:span> <text:span text:style-name="Source_20_Text">SHAPE{</text:span></text:p>
      <text:p text:style-name="Standard"><text:span text:style-name="Source_20_Text"><text:tab/>public</text:span> <text:span text:style-name="Source_20_Text">int</text:span> <text:span text:style-name="Source_20_Text">a;</text:span></text:p>
      <text:p text:style-name="Standard"><text:span text:style-name="Source_20_Text"><text:tab/>public</text:span> <text:span text:style-name="Source_20_Text">Draw() { this-&gt;drawSquare(0,0,a,a); }</text:span></text:p>
      <text:p text:style-name="Standard"><text:span text:style-name="Source_20_Text">};</text:span></text:p>
      <text:p text:style-name="Standard"/>
      <text:p text:style-name="Standard"><text:span text:style-name="Source_20_Text">int</text:span> <text:span text:style-name="Source_20_Text">main(){</text:span></text:p>
      <text:p text:style-name="Standard"><text:span text:style-name="Source_20_Text"><text:tab/>SHAPE shape1*;</text:span></text:p>
      <text:p text:style-name="Standard"><text:span text:style-name="Source_20_Text"><text:tab/>SHAPE shape2*;</text:span></text:p>
      <text:p text:style-name="Standard"><text:span text:style-name="Source_20_Text"/></text:p>
      <text:p text:style-name="Standard"><text:span text:style-name="Source_20_Text"><text:tab/>CIRCLE c1;</text:span></text:p>
      <text:p text:style-name="Standard"><text:span text:style-name="Source_20_Text"><text:tab/>SQUARE s1;</text:span></text:p>
      <text:p text:style-name="Standard"><text:span text:style-name="Source_20_Text"/></text:p>
      <text:p text:style-name="Standard"><text:span text:style-name="Source_20_Text"><text:tab/>shape1 = &amp;c1;</text:span></text:p>
      <text:p text:style-name="Standard"><text:span text:style-name="Source_20_Text"><text:tab/>shape2 = &amp;s1;</text:span></text:p>
      <text:p text:style-name="Standard"><text:span text:style-name="Source_20_Text"><text:tab/>cout&lt;&lt;shape1-&gt;Draw(0,0,2);</text:span></text:p>
      <text:p text:style-name="Standard"><text:span text:style-name="Source_20_Text"><text:tab/>cout&lt;&lt;shape2-&gt;Draw(0,0,10,10);</text:span></text:p>
      <text:p text:style-name="Standard"><text:span text:style-name="Source_20_Text">}</text:span></text:p>
      <text:p text:style-name="Standard"><text:span text:style-name="Source_20_Text"><text:span text:style-name="T7"/></text:span></text:p>
      <text:p text:style-name="Text_20_body"><text:span text:style-name="Strong_20_Emphasis"><text:span text:style-name="T19">In the above code, the SHAPE class has a pure virtual function and is an abstract class (cannot be instantiated). Each class is derived from SHAPE implementing Draw () function in its own way.</text:span></text:span></text:p>
      <text:p text:style-name="Text_20_body">Further, each Draw function is virtual so that when we use a base class (SHAPE) pointer each time with the object of the derived classes (Circle and SQUARE), then appropriate Draw functions are called.</text:p>
      <text:p text:style-name="Text_20_body"><text:span text:style-name="Strong_20_Emphasis"><text:span text:style-name="T1">Q #64) What do you mean by Pure Virtual Functions?</text:span></text:span></text:p>
      <text:p text:style-name="Text_20_body"><text:span text:style-name="Strong_20_Emphasis">Answer:</text:span> A Pure Virtual Member Function is a member function in which the base class forces the derived classes to override. Normally this member function has no implementation. Pure virtual functions are equated to zero.</text:p>
      <text:p text:style-name="Text_20_body"><text:span text:style-name="Strong_20_Emphasis"><text:span text:style-name="T22">Example:</text:span></text:span></text:p>
      <text:p text:style-name="Text_20_body"><text:span text:style-name="Strong_20_Emphasis"><text:span text:style-name="T19">class Shape { public: virtual void draw() = 0; };</text:span></text:span></text:p>
      <text:p text:style-name="Text_20_body"><text:span text:style-name="Strong_20_Emphasis"><text:span text:style-name="T19">Base class that has a pure virtual function as its member can be termed as an “Abstract class”. This class cannot be instantiated and it usually acts as a blueprint that has several sub-classes with further implementation.</text:span></text:span></text:p>
      <text:p text:style-name="Text_20_body"><text:soft-page-break/><text:span text:style-name="Strong_20_Emphasis"><text:span text:style-name="T1">Q #65) What are Virtual Constructors/Destructors?</text:span></text:span></text:p>
      <text:p text:style-name="Text_20_body"><text:span text:style-name="Strong_20_Emphasis"><text:span text:style-name="T7">Virtual Destructors:</text:span></text:span><text:span text:style-name="Strong_20_Emphasis"><text:span text:style-name="T19"> When we use a base class pointer pointing to a derived class object and use it to destroy it, then instead of calling the derived class destructor, the base class destructor is called.</text:span></text:span></text:p>
      <text:p text:style-name="Text_20_body"><text:span text:style-name="Strong_20_Emphasis"><text:span text:style-name="T13">Example:</text:span></text:span></text:p>
      <text:p text:style-name="Standard"><text:span text:style-name="Strong_20_Emphasis"><text:span text:style-name="Source_20_Text"><text:span text:style-name="T19">Class A{</text:span></text:span></text:span></text:p>
      <text:p text:style-name="Standard"><text:span text:style-name="Source_20_Text"><text:tab/>….</text:span></text:p>
      <text:p text:style-name="Standard"><text:span text:style-name="Source_20_Text"><text:tab/>~A();</text:span></text:p>
      <text:p text:style-name="Standard"><text:span text:style-name="Source_20_Text">};</text:span></text:p>
      <text:p text:style-name="Standard"><text:span text:style-name="Source_20_Text">Class B:publicA{</text:span></text:p>
      <text:p text:style-name="Standard"><text:span text:style-name="Source_20_Text"><text:tab/>…</text:span></text:p>
      <text:p text:style-name="Standard"><text:span text:style-name="Source_20_Text"><text:tab/>~B();</text:span></text:p>
      <text:p text:style-name="Standard"><text:span text:style-name="Source_20_Text">};</text:span></text:p>
      <text:p text:style-name="Standard"><text:span text:style-name="Source_20_Text">B b;</text:span></text:p>
      <text:p text:style-name="Standard"><text:span text:style-name="Source_20_Text">A a = &amp;b;</text:span></text:p>
      <text:p text:style-name="Standard"><text:span text:style-name="Source_20_Text">delete</text:span> <text:span text:style-name="Source_20_Text">a;</text:span></text:p>
      <text:p text:style-name="Text_20_body"><text:span text:style-name="Strong_20_Emphasis"><text:span text:style-name="T19"/></text:span></text:p>
      <text:p text:style-name="Text_20_body"><text:span text:style-name="Strong_20_Emphasis"><text:span text:style-name="T19">As shown in the above example, when we say delete a, the destructor is called but it’s actually the base class destructor. This gives rise to the ambiguity that all the memory held by b will not be cleared properly.</text:span></text:span></text:p>
      <text:p text:style-name="Text_20_body">This problem can be solved by using the “Virtual Destructor” concept.</text:p>
      <text:p text:style-name="Text_20_body">What we do is, we make the base class constructor “Virtual” so that all the child class destructors also become virtual and when we delete the object of the base class pointing to the object of the derived class, the appropriate destructor is called and all the objects are properly deleted.</text:p>
      <text:p text:style-name="Text_20_body"><text:span text:style-name="Strong_20_Emphasis"><text:span text:style-name="T7">This is shown as follows:</text:span></text:span></text:p>
      <text:p text:style-name="Standard"><text:span text:style-name="Strong_20_Emphasis"><text:span text:style-name="Source_20_Text"><text:span text:style-name="T19">Class A{</text:span></text:span></text:span></text:p>
      <text:p text:style-name="Standard"><text:span text:style-name="Source_20_Text"><text:tab/>….</text:span></text:p>
      <text:p text:style-name="Standard"><text:span text:style-name="Source_20_Text"><text:tab/>virtual</text:span> <text:span text:style-name="Source_20_Text">~A();</text:span></text:p>
      <text:p text:style-name="Standard"><text:span text:style-name="Source_20_Text">};</text:span></text:p>
      <text:p text:style-name="Standard"><text:span text:style-name="Source_20_Text"/></text:p>
      <text:p text:style-name="Standard"><text:span text:style-name="Source_20_Text">Class B:publicA{</text:span></text:p>
      <text:p text:style-name="Standard"><text:span text:style-name="Source_20_Text"><text:tab/>…</text:span></text:p>
      <text:p text:style-name="Standard"><text:span text:style-name="Source_20_Text"><text:tab/>~B();</text:span></text:p>
      <text:p text:style-name="Standard"><text:span text:style-name="Source_20_Text">};</text:span></text:p>
      <text:p text:style-name="Standard"><text:span text:style-name="Source_20_Text">B b;</text:span></text:p>
      <text:p text:style-name="Standard"><text:span text:style-name="Source_20_Text">A a = &amp;b;</text:span></text:p>
      <text:p text:style-name="Standard"><text:span text:style-name="Source_20_Text">delete</text:span> <text:span text:style-name="Source_20_Text">a;</text:span></text:p>
      <text:p text:style-name="Standard"><text:span text:style-name="Source_20_Text"/></text:p>
      <text:p text:style-name="Standard"><text:span text:style-name="Source_20_Text"><text:span text:style-name="Strong_20_Emphasis">Virtual constructor</text:span></text:span><text:span text:style-name="Source_20_Text">: Constructors cannot be virtual. Declaring a constructor as a virtual function is a syntax error.</text:span></text:p>
      <text:p text:style-name="Standard"><text:span text:style-name="Source_20_Text"/></text:p>
      <text:p text:style-name="Text_20_body"><text:span text:style-name="Source_20_Text"><text:span text:style-name="Strong_20_Emphasis"><text:span text:style-name="T1">Q #66) What is a friend function?</text:span></text:span></text:span></text:p>
      <text:p text:style-name="Text_20_body"><text:span text:style-name="Strong_20_Emphasis">Answer:</text:span> C++ class does not allow its private and protected members to be accessed outside the class. But this rule can be violated by making use of the “<text:span text:style-name="Strong_20_Emphasis">Friend</text:span>” function.</text:p>
      <text:p text:style-name="Text_20_body"><text:soft-page-break/>As the name itself suggests, friend function is an external function that is a friend of the class. For friend function to access the private and protected methods of the class, we should have a prototype of the friend function with the keyword “friend” included inside the class.</text:p>
      <text:p text:style-name="Text_20_body"><text:span text:style-name="Strong_20_Emphasis"><text:span text:style-name="T1">Q #67) What is a friend class?</text:span></text:span></text:p>
      <text:p text:style-name="Text_20_body"><text:span text:style-name="Strong_20_Emphasis">Answer: </text:span>Friend classes are used when we need to override the rule for private and protected access specifiers so that two classes can work closely with each other.</text:p>
      <text:p text:style-name="Text_20_body">Hence, we can have a friend class to be a friend of another class. This way, friend classes can keep private, inaccessible things in the way they are.</text:p>
      <text:p text:style-name="Text_20_body">When we have a requirement to access the internal implementation of a class (private member) without exposing the details by making the public, we go for friend functions.</text:p>
      <text:h text:style-name="Heading_20_3" text:outline-level="3"><text:bookmark text:name="Advanced_C"/><text:span text:style-name="Source_20_Text"><text:span text:style-name="T1">Advanced C++ </text:span></text:span></text:h>
      <text:h text:style-name="Heading_20_4" text:outline-level="4"><text:bookmark text:name="Templates"/>Templates</text:h>
      <text:p text:style-name="Text_20_body"><text:span text:style-name="Strong_20_Emphasis"><text:span text:style-name="T1">Q #68) What is a template?</text:span></text:span></text:p>
      <text:p text:style-name="Text_20_body"><text:span text:style-name="Strong_20_Emphasis">Answer:</text:span> Templates allow creating functions that are independent of data type (generic) and can take any data type as parameters and return value without having to overload the function with all the possible data types. Templates nearly fulfill the functionality of a macro.</text:p>
      <text:p text:style-name="Text_20_body"><text:span text:style-name="Strong_20_Emphasis">Its prototype is any of the following ones:</text:span></text:p>
      <text:p text:style-name="Text_20_body"><text:span text:style-name="Strong_20_Emphasis"><text:span text:style-name="Emphasis">template &lt;class </text:span></text:span><text:span text:style-name="Emphasis">identifier</text:span><text:span text:style-name="Strong_20_Emphasis"><text:span text:style-name="Emphasis">&gt; </text:span></text:span><text:span text:style-name="Emphasis">function_declaration;</text:span></text:p>
      <text:p text:style-name="Text_20_body"><text:span text:style-name="Strong_20_Emphasis"><text:span text:style-name="Emphasis">template &lt;typename </text:span></text:span><text:span text:style-name="Emphasis">identifier</text:span><text:span text:style-name="Strong_20_Emphasis"><text:span text:style-name="Emphasis">&gt; </text:span></text:span><text:span text:style-name="Emphasis">function_declaration;</text:span></text:p>
      <text:p text:style-name="Text_20_body">The only difference between both the prototypes is the use of keyword class or typename. Their basic functionality of being generic remains the same.</text:p>
      <text:h text:style-name="Heading_20_4" text:outline-level="4"><text:bookmark text:name="Exception_Handling"/><text:span text:style-name="Source_20_Text">Exception Handling</text:span></text:h>
      <text:p text:style-name="Text_20_body"><text:span text:style-name="Strong_20_Emphasis"><text:span text:style-name="T1">Q #69) What is Exception Handling? Does C++ support Exception Handling? </text:span></text:span></text:p>
      <text:p text:style-name="Text_20_body"><text:span text:style-name="Strong_20_Emphasis">Answer:</text:span> Yes C++ supports exception handling.</text:p>
      <text:p text:style-name="Text_20_body">We cannot ensure that code will execute normally at all times. There can be certain situations that might force the code written by us to malfunction, even though it’s error-free. This malfunctioning of code is called <text:span text:style-name="Strong_20_Emphasis">Exception</text:span>.</text:p>
      <text:p text:style-name="Text_20_body">When an exception has occurred, the compiler has to throw it so that we know an exception has occurred. When an exception has been thrown, the compiler has to ensure that it is handled properly, so that the program flow continues or terminates properly. This is called the <text:span text:style-name="Strong_20_Emphasis">handling of an exception.</text:span></text:p>
      <text:p text:style-name="Text_20_body">Thus in C++, we have three keywords i.e. <text:span text:style-name="Strong_20_Emphasis">try</text:span>, <text:span text:style-name="Strong_20_Emphasis">throw</text:span> and <text:span text:style-name="Strong_20_Emphasis">catch </text:span>which are in exception handling.</text:p>
      <text:p text:style-name="Text_20_body"><text:span text:style-name="Source_20_Text"><text:span text:style-name="Strong_20_Emphasis">The general syntax for exception block is:</text:span></text:span></text:p>
      <text:p text:style-name="Standard"><text:span text:style-name="Source_20_Text">try{</text:span></text:p>
      <text:p text:style-name="Standard"><text:span text:style-name="Source_20_Text"><text:tab/>…. </text:span></text:p>
      <text:p text:style-name="Standard"><text:span text:style-name="Source_20_Text"><text:tab/># Code that is potentially about to throw exception goes here</text:span></text:p>
      <text:p text:style-name="Standard"><text:soft-page-break/><text:span text:style-name="Source_20_Text"><text:tab/>….</text:span></text:p>
      <text:p text:style-name="Standard"><text:span text:style-name="Source_20_Text"><text:tab/>throw</text:span> <text:span text:style-name="Source_20_Text">exception;</text:span></text:p>
      <text:p text:style-name="Standard"><text:span text:style-name="Source_20_Text">}</text:span></text:p>
      <text:p text:style-name="Standard"><text:span text:style-name="Source_20_Text">catch(exception type) {</text:span></text:p>
      <text:p text:style-name="Standard"><text:span text:style-name="Source_20_Text"><text:tab/>…</text:span></text:p>
      <text:p text:style-name="Standard"><text:span text:style-name="Source_20_Text"><text:tab/>#code to handle exception goes here</text:span></text:p>
      <text:p text:style-name="Standard"><text:span text:style-name="Source_20_Text">}</text:span></text:p>
      <text:p text:style-name="Standard"/>
      <text:p text:style-name="Text_20_body"><text:span text:style-name="Strong_20_Emphasis"><text:span text:style-name="T19">As shown above, the code that might potentially malfunction is put under the try block. When code malfunctions, an exception is thrown. This exception is then caught under the catch block and is handled i.e. appropriate action is taken.</text:span></text:span></text:p>
      <text:p text:style-name="Text_20_body"><text:span text:style-name="Strong_20_Emphasis"><text:span text:style-name="T1">Q #70) Comment on C++ standard exceptions?</text:span></text:span></text:p>
      <text:p text:style-name="Text_20_body"><text:span text:style-name="Strong_20_Emphasis"><text:span text:style-name="T7">Answer:</text:span></text:span><text:span text:style-name="Strong_20_Emphasis"><text:span text:style-name="T19"> C++ supports some standard exceptions that can be caught if we put the code inside the try block. These exceptions are a part of the base class “</text:span></text:span><text:span text:style-name="Strong_20_Emphasis"><text:span text:style-name="T7">std:: exception”.</text:span></text:span><text:span text:style-name="Strong_20_Emphasis"><text:span text:style-name="T19"> This class is defined in the C++ header file </text:span></text:span><text:span text:style-name="Strong_20_Emphasis"><text:span text:style-name="T7">&lt;exception&gt;</text:span></text:span><text:span text:style-name="Strong_20_Emphasis"><text:span text:style-name="T19">.</text:span></text:span></text:p>
      <text:p text:style-name="Text_20_body"><text:span text:style-name="Strong_20_Emphasis"><text:span text:style-name="T13">Few Examples of Exceptions supported by this class include:</text:span></text:span></text:p>
      <text:p text:style-name="Text_20_body"><text:span text:style-name="Strong_20_Emphasis"><text:span text:style-name="Emphasis"><text:span text:style-name="T19">bad_alloc – thrown by ‘new’</text:span></text:span></text:span></text:p>
      <text:p text:style-name="Text_20_body"><text:span text:style-name="Emphasis">runtime_error – thrown for runtime errors</text:span></text:p>
      <text:p text:style-name="Text_20_body"><text:span text:style-name="Emphasis">bad_typeid – thrown by type id</text:span></text:p>
      <text:h text:style-name="Heading_20_4" text:outline-level="4"><text:bookmark text:name="Introduction_to_Standard_Template_Library"/><text:span text:style-name="Strong_20_Emphasis"><text:span text:style-name="T19">Introduction to Standard Template Library</text:span></text:span></text:h>
      <text:p text:style-name="Text_20_body"><text:span text:style-name="Strong_20_Emphasis"><text:span text:style-name="T1">Q #71) What is a Standard Template Library (STL)? What are the various types of STL Containers?</text:span></text:span></text:p>
      <text:p text:style-name="Text_20_body"><text:span text:style-name="Strong_20_Emphasis"><text:span text:style-name="T7">Answer:</text:span></text:span><text:span text:style-name="Strong_20_Emphasis"><text:span text:style-name="T19"> A Standard Template Library (STL) is a library of container templates approved by the ANSI committee for inclusion in the standard C++ specification. We have various types of STL containers depending on how they store the elements.</text:span></text:span></text:p>
      <text:list xml:id="list3057244204" text:style-name="L51">
        <text:list-item>
          <text:p text:style-name="P44"><text:span text:style-name="Strong_20_Emphasis">Queue, Stack</text:span> – These are the same as traditional queue and stack and are called adaptive containers.</text:p>
        </text:list-item>
        <text:list-item>
          <text:p text:style-name="P44"><text:span text:style-name="Strong_20_Emphasis">Set, Map</text:span> – These are basically containers that have key/value pairs and are associative in nature.</text:p>
        </text:list-item>
        <text:list-item>
          <text:p text:style-name="P32"><text:span text:style-name="Strong_20_Emphasis">Vector, deque</text:span> – These are sequential in nature and have similarities to arrays.</text:p>
        </text:list-item>
      </text:list>
      <text:p text:style-name="Text_20_body"><text:span text:style-name="Strong_20_Emphasis"><text:span text:style-name="T1">Q #72) What is an Iterator class?</text:span></text:span></text:p>
      <text:p text:style-name="Text_20_body"><text:span text:style-name="Strong_20_Emphasis"><text:span text:style-name="T7">Answer: </text:span></text:span><text:span text:style-name="Strong_20_Emphasis"><text:span text:style-name="T19">In C++ a container class is a collection of different objects.</text:span></text:span></text:p>
      <text:p text:style-name="Text_20_body">If we need to traverse through this collection of objects, we cannot do it using simple index variables. Hence, we have a special class in STL called an <text:span text:style-name="Strong_20_Emphasis">Iterator</text:span> class which can be used to step through the contents of the container class.</text:p>
      <text:p text:style-name="Text_20_body"><text:span text:style-name="Strong_20_Emphasis">The various categories of iterators include</text:span> input iterators, output iterators, forward iterators, bidirectional iterators, random access, etc.</text:p>
      <text:p text:style-name="Text_20_body"><text:span text:style-name="Strong_20_Emphasis"><text:span text:style-name="T1">Q #73) What is the difference between an External Iterator and an Internal Iterator? Describe an advantage of the External Iterator.</text:span></text:span></text:p>
      <text:p text:style-name="Text_20_body"><text:soft-page-break/><text:span text:style-name="Strong_20_Emphasis"><text:span text:style-name="T7">Answer: </text:span></text:span><text:span text:style-name="Strong_20_Emphasis"><text:span text:style-name="T19">An internal iterator is implemented with member functions of the class that has items to step through.</text:span></text:span></text:p>
      <text:p text:style-name="Text_20_body">An external iterator is implemented as a separate class that can be bound to the object that has items to step through. The basic advantage of an External iterator is that it’s easy to implement as it is implemented as a separate class.</text:p>
      <text:p text:style-name="Text_20_body">Secondly, as it’s a different class, many iterator objects can be active simultaneously.</text:p>
      <text:p text:style-name="Text_20_body"><text:span text:style-name="Strong_20_Emphasis"><text:span text:style-name="T1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09:00.627439060</meta:creation-date>
    <dc:date>2020-07-07T21:26:03.638778477</dc:date>
    <meta:editing-duration>PT3H13M38S</meta:editing-duration>
    <meta:editing-cycles>45</meta:editing-cycles>
    <meta:generator>LibreOffice/6.4.3.2$Linux_X86_64 LibreOffice_project/40$Build-2</meta:generator>
    <meta:document-statistic meta:table-count="0" meta:image-count="0" meta:object-count="0" meta:page-count="21" meta:paragraph-count="516" meta:word-count="6644" meta:character-count="38359" meta:non-whitespace-character-count="32150"/>
  </office:meta>
</office:document-meta>
</file>